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仓耳与墨 W04" svg:font-family="'仓耳与墨 W04'" style:font-family-generic="roman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style:font-name="仓耳与墨 W04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ce3"/>
        <table:table-column table:style-name="co2" table:number-columns-repeated="16378" table:default-cell-style-name="ce3"/>
        <table:table-row table:style-name="ro1">
          <table:table-cell table:style-name="ce1" office:value-type="string" calcext:value-type="string">
            <text:p>E6</text:p>
          </table:table-cell>
          <table:table-cell table:style-name="ce4" office:value-type="string" calcext:value-type="string">
            <text:p>E12</text:p>
          </table:table-cell>
          <table:table-cell table:style-name="ce6" office:value-type="string" calcext:value-type="string">
            <text:p>E24</text:p>
          </table:table-cell>
          <table:table-cell table:style-name="ce8" office:value-type="string" calcext:value-type="string">
            <text:p>E48</text:p>
          </table:table-cell>
          <table:table-cell table:style-name="ce10" office:value-type="string" calcext:value-type="string">
            <text:p>E96</text:p>
          </table:table-cell>
          <table:table-cell table:style-name="ce12" office:value-type="string" calcext:value-type="string">
            <text:p>E192</text:p>
          </table:table-cell>
          <table:table-cell table:number-columns-repeated="16378"/>
        </table:table-row>
        <table:table-row table:style-name="ro1">
          <table:table-cell table:style-name="ce15" office:value-type="float" office:value="100" calcext:value-type="float" table:number-columns-spanned="1" table:number-rows-spanned="32">
            <text:p>100</text:p>
          </table:table-cell>
          <table:table-cell table:style-name="ce19" office:value-type="float" office:value="100" calcext:value-type="float" table:number-columns-spanned="1" table:number-rows-spanned="16">
            <text:p>100</text:p>
          </table:table-cell>
          <table:table-cell table:style-name="ce22" office:value-type="float" office:value="100" calcext:value-type="float" table:number-columns-spanned="1" table:number-rows-spanned="8">
            <text:p>100</text:p>
          </table:table-cell>
          <table:table-cell table:style-name="ce25" office:value-type="float" office:value="100" calcext:value-type="float" table:number-columns-spanned="1" table:number-rows-spanned="4">
            <text:p>100</text:p>
          </table:table-cell>
          <table:table-cell table:style-name="ce28" office:value-type="float" office:value="100" calcext:value-type="float" table:number-columns-spanned="1" table:number-rows-spanned="2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covered-table-cell table:style-name="ce11" office:value-type="float" office:value="101" calcext:value-type="float">
            <text:p>101</text:p>
          </table:covered-table-cell>
          <table:table-cell table:style-name="ce13" office:value-type="float" office:value="101" calcext:value-type="float">
            <text:p>101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table-cell table:style-name="ce28" office:value-type="float" office:value="102" calcext:value-type="float" table:number-columns-spanned="1" table:number-rows-spanned="2">
            <text:p>102</text:p>
          </table:table-cell>
          <table:table-cell table:style-name="ce13" office:value-type="float" office:value="102" calcext:value-type="float">
            <text:p>102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covered-table-cell table:style-name="ce11" office:value-type="float" office:value="104" calcext:value-type="float">
            <text:p>104</text:p>
          </table:covered-table-cell>
          <table:table-cell table:style-name="ce13"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table-cell table:style-name="ce25" office:value-type="float" office:value="105" calcext:value-type="float" table:number-columns-spanned="1" table:number-rows-spanned="4">
            <text:p>105</text:p>
          </table:table-cell>
          <table:table-cell table:style-name="ce28" office:value-type="float" office:value="105" calcext:value-type="float" table:number-columns-spanned="1" table:number-rows-spanned="2">
            <text:p>105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covered-table-cell table:style-name="ce11"/>
          <table:table-cell table:style-name="ce13" office:value-type="float" office:value="106" calcext:value-type="float">
            <text:p>106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table-cell table:style-name="ce28" office:value-type="float" office:value="107" calcext:value-type="float" table:number-columns-spanned="1" table:number-rows-spanned="2">
            <text:p>107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/>
          <table:covered-table-cell table:style-name="ce9"/>
          <table:covered-table-cell table:style-name="ce11"/>
          <table:table-cell table:style-name="ce13" office:value-type="float" office:value="109" calcext:value-type="float">
            <text:p>109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table-cell table:style-name="ce22" office:value-type="float" office:value="110" calcext:value-type="float" table:number-columns-spanned="1" table:number-rows-spanned="8">
            <text:p>110</text:p>
          </table:table-cell>
          <table:table-cell table:style-name="ce25" office:value-type="float" office:value="110" calcext:value-type="float" table:number-columns-spanned="1" table:number-rows-spanned="4">
            <text:p>110</text:p>
          </table:table-cell>
          <table:table-cell table:style-name="ce28" office:value-type="float" office:value="110" calcext:value-type="float" table:number-columns-spanned="1" table:number-rows-spanned="2">
            <text:p>11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1" calcext:value-type="float">
            <text:p>111</text:p>
          </table:covered-table-cell>
          <table:covered-table-cell table:style-name="ce9" office:value-type="float" office:value="111" calcext:value-type="float">
            <text:p>111</text:p>
          </table:covered-table-cell>
          <table:covered-table-cell table:style-name="ce11" office:value-type="float" office:value="111" calcext:value-type="float">
            <text:p>111</text:p>
          </table:covered-table-cell>
          <table:table-cell table:style-name="ce13" office:value-type="float" office:value="111" calcext:value-type="float">
            <text:p>111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3" calcext:value-type="float">
            <text:p>113</text:p>
          </table:covered-table-cell>
          <table:covered-table-cell table:style-name="ce9" office:value-type="float" office:value="113" calcext:value-type="float">
            <text:p>113</text:p>
          </table:covered-table-cell>
          <table:table-cell table:style-name="ce28" office:value-type="float" office:value="113" calcext:value-type="float" table:number-columns-spanned="1" table:number-rows-spanned="2">
            <text:p>113</text:p>
          </table:table-cell>
          <table:table-cell table:style-name="ce13" office:value-type="float" office:value="113" calcext:value-type="float">
            <text:p>113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4" calcext:value-type="float">
            <text:p>114</text:p>
          </table:covered-table-cell>
          <table:covered-table-cell table:style-name="ce9" office:value-type="float" office:value="114" calcext:value-type="float">
            <text:p>114</text:p>
          </table:covered-table-cell>
          <table:covered-table-cell table:style-name="ce11" office:value-type="float" office:value="114" calcext:value-type="float">
            <text:p>114</text:p>
          </table:covered-table-cell>
          <table:table-cell table:style-name="ce13" office:value-type="float" office:value="114" calcext:value-type="float">
            <text:p>114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5" calcext:value-type="float">
            <text:p>115</text:p>
          </table:covered-table-cell>
          <table:table-cell table:style-name="ce25" office:value-type="float" office:value="115" calcext:value-type="float" table:number-columns-spanned="1" table:number-rows-spanned="4">
            <text:p>115</text:p>
          </table:table-cell>
          <table:table-cell table:style-name="ce28" office:value-type="float" office:value="115" calcext:value-type="float" table:number-columns-spanned="1" table:number-rows-spanned="2">
            <text:p>115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7" calcext:value-type="float">
            <text:p>117</text:p>
          </table:covered-table-cell>
          <table:covered-table-cell table:style-name="ce9" office:value-type="float" office:value="117" calcext:value-type="float">
            <text:p>117</text:p>
          </table:covered-table-cell>
          <table:covered-table-cell table:style-name="ce11" office:value-type="float" office:value="117" calcext:value-type="float">
            <text:p>117</text:p>
          </table:covered-table-cell>
          <table:table-cell table:style-name="ce13" office:value-type="float" office:value="117" calcext:value-type="float">
            <text:p>117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18" calcext:value-type="float">
            <text:p>118</text:p>
          </table:covered-table-cell>
          <table:covered-table-cell table:style-name="ce9" office:value-type="float" office:value="118" calcext:value-type="float">
            <text:p>118</text:p>
          </table:covered-table-cell>
          <table:table-cell table:style-name="ce28" office:value-type="float" office:value="118" calcext:value-type="float" table:number-columns-spanned="1" table:number-rows-spanned="2">
            <text:p>118</text:p>
          </table:table-cell>
          <table:table-cell table:style-name="ce13" office:value-type="float" office:value="118" calcext:value-type="float">
            <text:p>118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/>
          <table:covered-table-cell table:style-name="ce7" office:value-type="float" office:value="120" calcext:value-type="float">
            <text:p>120</text:p>
          </table:covered-table-cell>
          <table:covered-table-cell table:style-name="ce9" office:value-type="float" office:value="120" calcext:value-type="float">
            <text:p>120</text:p>
          </table:covered-table-cell>
          <table:covered-table-cell table:style-name="ce11" office:value-type="float" office:value="120" calcext:value-type="float">
            <text:p>120</text:p>
          </table:covered-table-cell>
          <table:table-cell table:style-name="ce13" office:value-type="float" office:value="120" calcext:value-type="float">
            <text:p>120</text:p>
          </table:table-cell>
          <table:table-cell table:number-columns-repeated="16378"/>
        </table:table-row>
        <table:table-row table:style-name="ro1">
          <table:covered-table-cell table:style-name="ce2"/>
          <table:table-cell table:style-name="ce19" office:value-type="float" office:value="120" calcext:value-type="float" table:number-columns-spanned="1" table:number-rows-spanned="16">
            <text:p>120</text:p>
          </table:table-cell>
          <table:table-cell table:style-name="ce22" office:value-type="float" office:value="120" calcext:value-type="float" table:number-columns-spanned="1" table:number-rows-spanned="8">
            <text:p>120</text:p>
          </table:table-cell>
          <table:table-cell table:style-name="ce25" office:value-type="float" office:value="121" calcext:value-type="float" table:number-columns-spanned="1" table:number-rows-spanned="4">
            <text:p>121</text:p>
          </table:table-cell>
          <table:table-cell table:style-name="ce28" office:value-type="float" office:value="121" calcext:value-type="float" table:number-columns-spanned="1" table:number-rows-spanned="2">
            <text:p>121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23" calcext:value-type="float">
            <text:p>123</text:p>
          </table:covered-table-cell>
          <table:covered-table-cell table:style-name="ce7" office:value-type="float" office:value="123" calcext:value-type="float">
            <text:p>123</text:p>
          </table:covered-table-cell>
          <table:covered-table-cell table:style-name="ce9" office:value-type="float" office:value="123" calcext:value-type="float">
            <text:p>123</text:p>
          </table:covered-table-cell>
          <table:covered-table-cell table:style-name="ce11" office:value-type="float" office:value="123" calcext:value-type="float">
            <text:p>123</text:p>
          </table:covered-table-cell>
          <table:table-cell table:style-name="ce13" office:value-type="float" office:value="123" calcext:value-type="float">
            <text:p>123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24" calcext:value-type="float">
            <text:p>124</text:p>
          </table:covered-table-cell>
          <table:covered-table-cell table:style-name="ce7" office:value-type="float" office:value="124" calcext:value-type="float">
            <text:p>124</text:p>
          </table:covered-table-cell>
          <table:covered-table-cell table:style-name="ce9" office:value-type="float" office:value="124" calcext:value-type="float">
            <text:p>124</text:p>
          </table:covered-table-cell>
          <table:table-cell table:style-name="ce28" office:value-type="float" office:value="124" calcext:value-type="float" table:number-columns-spanned="1" table:number-rows-spanned="2">
            <text:p>124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26" calcext:value-type="float">
            <text:p>126</text:p>
          </table:covered-table-cell>
          <table:covered-table-cell table:style-name="ce7" office:value-type="float" office:value="126" calcext:value-type="float">
            <text:p>126</text:p>
          </table:covered-table-cell>
          <table:covered-table-cell table:style-name="ce9" office:value-type="float" office:value="126" calcext:value-type="float">
            <text:p>126</text:p>
          </table:covered-table-cell>
          <table:covered-table-cell table:style-name="ce11" office:value-type="float" office:value="126" calcext:value-type="float">
            <text:p>126</text:p>
          </table:covered-table-cell>
          <table:table-cell table:style-name="ce13" office:value-type="float" office:value="126" calcext:value-type="float">
            <text:p>126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27" calcext:value-type="float">
            <text:p>127</text:p>
          </table:covered-table-cell>
          <table:covered-table-cell table:style-name="ce7" office:value-type="float" office:value="127" calcext:value-type="float">
            <text:p>127</text:p>
          </table:covered-table-cell>
          <table:table-cell table:style-name="ce25" office:value-type="float" office:value="127" calcext:value-type="float" table:number-columns-spanned="1" table:number-rows-spanned="4">
            <text:p>127</text:p>
          </table:table-cell>
          <table:table-cell table:style-name="ce28" office:value-type="float" office:value="127" calcext:value-type="float" table:number-columns-spanned="1" table:number-rows-spanned="2">
            <text:p>127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29" calcext:value-type="float">
            <text:p>129</text:p>
          </table:covered-table-cell>
          <table:covered-table-cell table:style-name="ce7" office:value-type="float" office:value="129" calcext:value-type="float">
            <text:p>129</text:p>
          </table:covered-table-cell>
          <table:covered-table-cell table:style-name="ce9" office:value-type="float" office:value="129" calcext:value-type="float">
            <text:p>129</text:p>
          </table:covered-table-cell>
          <table:covered-table-cell table:style-name="ce11" office:value-type="float" office:value="129" calcext:value-type="float">
            <text:p>129</text:p>
          </table:covered-table-cell>
          <table:table-cell table:style-name="ce13" office:value-type="float" office:value="129" calcext:value-type="float">
            <text:p>129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0" calcext:value-type="float">
            <text:p>130</text:p>
          </table:covered-table-cell>
          <table:covered-table-cell table:style-name="ce7" office:value-type="float" office:value="130" calcext:value-type="float">
            <text:p>130</text:p>
          </table:covered-table-cell>
          <table:covered-table-cell table:style-name="ce9" office:value-type="float" office:value="130" calcext:value-type="float">
            <text:p>130</text:p>
          </table:covered-table-cell>
          <table:table-cell table:style-name="ce28" office:value-type="float" office:value="130" calcext:value-type="float" table:number-columns-spanned="1" table:number-rows-spanned="2">
            <text:p>130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2" calcext:value-type="float">
            <text:p>132</text:p>
          </table:covered-table-cell>
          <table:covered-table-cell table:style-name="ce7" office:value-type="float" office:value="132" calcext:value-type="float">
            <text:p>132</text:p>
          </table:covered-table-cell>
          <table:covered-table-cell table:style-name="ce9" office:value-type="float" office:value="132" calcext:value-type="float">
            <text:p>132</text:p>
          </table:covered-table-cell>
          <table:covered-table-cell table:style-name="ce11" office:value-type="float" office:value="132" calcext:value-type="float">
            <text:p>132</text:p>
          </table:covered-table-cell>
          <table:table-cell table:style-name="ce13" office:value-type="float" office:value="132" calcext:value-type="float">
            <text:p>132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0" calcext:value-type="float">
            <text:p>130</text:p>
          </table:covered-table-cell>
          <table:table-cell table:style-name="ce22" office:value-type="float" office:value="130" calcext:value-type="float" table:number-columns-spanned="1" table:number-rows-spanned="8">
            <text:p>130</text:p>
          </table:table-cell>
          <table:table-cell table:style-name="ce25" office:value-type="float" office:value="133" calcext:value-type="float" table:number-columns-spanned="1" table:number-rows-spanned="4">
            <text:p>133</text:p>
          </table:table-cell>
          <table:table-cell table:style-name="ce28" office:value-type="float" office:value="133" calcext:value-type="float" table:number-columns-spanned="1" table:number-rows-spanned="2">
            <text:p>133</text:p>
          </table:table-cell>
          <table:table-cell table:style-name="ce13" office:value-type="float" office:value="133" calcext:value-type="float">
            <text:p>133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5" calcext:value-type="float">
            <text:p>135</text:p>
          </table:covered-table-cell>
          <table:covered-table-cell table:style-name="ce7" office:value-type="float" office:value="135" calcext:value-type="float">
            <text:p>135</text:p>
          </table:covered-table-cell>
          <table:covered-table-cell table:style-name="ce9" office:value-type="float" office:value="135" calcext:value-type="float">
            <text:p>135</text:p>
          </table:covered-table-cell>
          <table:covered-table-cell table:style-name="ce11" office:value-type="float" office:value="135" calcext:value-type="float">
            <text:p>135</text:p>
          </table:covered-table-cell>
          <table:table-cell table:style-name="ce13" office:value-type="float" office:value="135" calcext:value-type="float">
            <text:p>135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7" calcext:value-type="float">
            <text:p>137</text:p>
          </table:covered-table-cell>
          <table:covered-table-cell table:style-name="ce7" office:value-type="float" office:value="137" calcext:value-type="float">
            <text:p>137</text:p>
          </table:covered-table-cell>
          <table:covered-table-cell table:style-name="ce9" office:value-type="float" office:value="137" calcext:value-type="float">
            <text:p>137</text:p>
          </table:covered-table-cell>
          <table:table-cell table:style-name="ce28" office:value-type="float" office:value="137" calcext:value-type="float" table:number-columns-spanned="1" table:number-rows-spanned="2">
            <text:p>137</text:p>
          </table:table-cell>
          <table:table-cell table:style-name="ce13" office:value-type="float" office:value="137" calcext:value-type="float">
            <text:p>137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38" calcext:value-type="float">
            <text:p>138</text:p>
          </table:covered-table-cell>
          <table:covered-table-cell table:style-name="ce7" office:value-type="float" office:value="138" calcext:value-type="float">
            <text:p>138</text:p>
          </table:covered-table-cell>
          <table:covered-table-cell table:style-name="ce9" office:value-type="float" office:value="138" calcext:value-type="float">
            <text:p>138</text:p>
          </table:covered-table-cell>
          <table:covered-table-cell table:style-name="ce11" office:value-type="float" office:value="138" calcext:value-type="float">
            <text:p>138</text:p>
          </table:covered-table-cell>
          <table:table-cell table:style-name="ce13" office:value-type="float" office:value="138" calcext:value-type="float">
            <text:p>138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40" calcext:value-type="float">
            <text:p>140</text:p>
          </table:covered-table-cell>
          <table:covered-table-cell table:style-name="ce7" office:value-type="float" office:value="140" calcext:value-type="float">
            <text:p>140</text:p>
          </table:covered-table-cell>
          <table:table-cell table:style-name="ce25" office:value-type="float" office:value="140" calcext:value-type="float" table:number-columns-spanned="1" table:number-rows-spanned="4">
            <text:p>140</text:p>
          </table:table-cell>
          <table:table-cell table:style-name="ce28" office:value-type="float" office:value="140" calcext:value-type="float" table:number-columns-spanned="1" table:number-rows-spanned="2">
            <text:p>140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42" calcext:value-type="float">
            <text:p>142</text:p>
          </table:covered-table-cell>
          <table:covered-table-cell table:style-name="ce7" office:value-type="float" office:value="142" calcext:value-type="float">
            <text:p>142</text:p>
          </table:covered-table-cell>
          <table:covered-table-cell table:style-name="ce9" office:value-type="float" office:value="142" calcext:value-type="float">
            <text:p>142</text:p>
          </table:covered-table-cell>
          <table:covered-table-cell table:style-name="ce11" office:value-type="float" office:value="142" calcext:value-type="float">
            <text:p>142</text:p>
          </table:covered-table-cell>
          <table:table-cell table:style-name="ce13" office:value-type="float" office:value="142" calcext:value-type="float">
            <text:p>142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43" calcext:value-type="float">
            <text:p>143</text:p>
          </table:covered-table-cell>
          <table:covered-table-cell table:style-name="ce7" office:value-type="float" office:value="143" calcext:value-type="float">
            <text:p>143</text:p>
          </table:covered-table-cell>
          <table:covered-table-cell table:style-name="ce9" office:value-type="float" office:value="143" calcext:value-type="float">
            <text:p>143</text:p>
          </table:covered-table-cell>
          <table:table-cell table:style-name="ce28" office:value-type="float" office:value="143" calcext:value-type="float" table:number-columns-spanned="1" table:number-rows-spanned="2">
            <text:p>143</text:p>
          </table:table-cell>
          <table:table-cell table:style-name="ce13" office:value-type="float" office:value="143" calcext:value-type="float">
            <text:p>143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 table:style-name="ce5" office:value-type="float" office:value="145" calcext:value-type="float">
            <text:p>145</text:p>
          </table:covered-table-cell>
          <table:covered-table-cell table:style-name="ce7" office:value-type="float" office:value="145" calcext:value-type="float">
            <text:p>145</text:p>
          </table:covered-table-cell>
          <table:covered-table-cell table:style-name="ce9" office:value-type="float" office:value="145" calcext:value-type="float">
            <text:p>145</text:p>
          </table:covered-table-cell>
          <table:covered-table-cell table:style-name="ce11" office:value-type="float" office:value="145" calcext:value-type="float">
            <text:p>145</text:p>
          </table:covered-table-cell>
          <table:table-cell table:style-name="ce13" office:value-type="float" office:value="145" calcext:value-type="float">
            <text:p>145</text:p>
          </table:table-cell>
          <table:table-cell table:number-columns-repeated="16378"/>
        </table:table-row>
        <table:table-row table:style-name="ro1">
          <table:table-cell table:style-name="ce15" office:value-type="float" office:value="150" calcext:value-type="float" table:number-columns-spanned="1" table:number-rows-spanned="32">
            <text:p>150</text:p>
          </table:table-cell>
          <table:table-cell table:style-name="ce19" office:value-type="float" office:value="150" calcext:value-type="float" table:number-columns-spanned="1" table:number-rows-spanned="16">
            <text:p>150</text:p>
          </table:table-cell>
          <table:table-cell table:style-name="ce22" office:value-type="float" office:value="150" calcext:value-type="float" table:number-columns-spanned="1" table:number-rows-spanned="8">
            <text:p>150</text:p>
          </table:table-cell>
          <table:table-cell table:style-name="ce25" office:value-type="float" office:value="147" calcext:value-type="float" table:number-columns-spanned="1" table:number-rows-spanned="4">
            <text:p>147</text:p>
          </table:table-cell>
          <table:table-cell table:style-name="ce28" office:value-type="float" office:value="147" calcext:value-type="float" table:number-columns-spanned="1" table:number-rows-spanned="2">
            <text:p>147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49" calcext:value-type="float">
            <text:p>149</text:p>
          </table:covered-table-cell>
          <table:covered-table-cell table:style-name="ce5" office:value-type="float" office:value="149" calcext:value-type="float">
            <text:p>149</text:p>
          </table:covered-table-cell>
          <table:covered-table-cell table:style-name="ce7" office:value-type="float" office:value="149" calcext:value-type="float">
            <text:p>149</text:p>
          </table:covered-table-cell>
          <table:covered-table-cell table:style-name="ce9" office:value-type="float" office:value="149" calcext:value-type="float">
            <text:p>149</text:p>
          </table:covered-table-cell>
          <table:covered-table-cell table:style-name="ce11" office:value-type="float" office:value="149" calcext:value-type="float">
            <text:p>149</text:p>
          </table:covered-table-cell>
          <table:table-cell table:style-name="ce13" office:value-type="float" office:value="149" calcext:value-type="float">
            <text:p>14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50" calcext:value-type="float">
            <text:p>150</text:p>
          </table:covered-table-cell>
          <table:covered-table-cell table:style-name="ce5" office:value-type="float" office:value="150" calcext:value-type="float">
            <text:p>150</text:p>
          </table:covered-table-cell>
          <table:covered-table-cell table:style-name="ce7" office:value-type="float" office:value="150" calcext:value-type="float">
            <text:p>150</text:p>
          </table:covered-table-cell>
          <table:covered-table-cell table:style-name="ce9" office:value-type="float" office:value="150" calcext:value-type="float">
            <text:p>150</text:p>
          </table:covered-table-cell>
          <table:table-cell table:style-name="ce28" office:value-type="float" office:value="150" calcext:value-type="float" table:number-columns-spanned="1" table:number-rows-spanned="2">
            <text:p>1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52" calcext:value-type="float">
            <text:p>152</text:p>
          </table:covered-table-cell>
          <table:covered-table-cell table:style-name="ce5" office:value-type="float" office:value="152" calcext:value-type="float">
            <text:p>152</text:p>
          </table:covered-table-cell>
          <table:covered-table-cell table:style-name="ce7" office:value-type="float" office:value="152" calcext:value-type="float">
            <text:p>152</text:p>
          </table:covered-table-cell>
          <table:covered-table-cell table:style-name="ce9" office:value-type="float" office:value="152" calcext:value-type="float">
            <text:p>152</text:p>
          </table:covered-table-cell>
          <table:covered-table-cell table:style-name="ce11" office:value-type="float" office:value="152" calcext:value-type="float">
            <text:p>152</text:p>
          </table:covered-table-cell>
          <table:table-cell table:style-name="ce13" office:value-type="float" office:value="152" calcext:value-type="float">
            <text:p>15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54" calcext:value-type="float">
            <text:p>154</text:p>
          </table:covered-table-cell>
          <table:covered-table-cell table:style-name="ce5" office:value-type="float" office:value="154" calcext:value-type="float">
            <text:p>154</text:p>
          </table:covered-table-cell>
          <table:covered-table-cell table:style-name="ce7" office:value-type="float" office:value="154" calcext:value-type="float">
            <text:p>154</text:p>
          </table:covered-table-cell>
          <table:table-cell table:style-name="ce25" office:value-type="float" office:value="154" calcext:value-type="float" table:number-columns-spanned="1" table:number-rows-spanned="4">
            <text:p>154</text:p>
          </table:table-cell>
          <table:table-cell table:style-name="ce28" office:value-type="float" office:value="154" calcext:value-type="float" table:number-columns-spanned="1" table:number-rows-spanned="2">
            <text:p>154</text:p>
          </table:table-cell>
          <table:table-cell table:style-name="ce13"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56" calcext:value-type="float">
            <text:p>156</text:p>
          </table:covered-table-cell>
          <table:covered-table-cell table:style-name="ce5" office:value-type="float" office:value="156" calcext:value-type="float">
            <text:p>156</text:p>
          </table:covered-table-cell>
          <table:covered-table-cell table:style-name="ce7" office:value-type="float" office:value="156" calcext:value-type="float">
            <text:p>156</text:p>
          </table:covered-table-cell>
          <table:covered-table-cell table:style-name="ce9" office:value-type="float" office:value="156" calcext:value-type="float">
            <text:p>156</text:p>
          </table:covered-table-cell>
          <table:covered-table-cell table:style-name="ce11" office:value-type="float" office:value="156" calcext:value-type="float">
            <text:p>156</text:p>
          </table:covered-table-cell>
          <table:table-cell table:style-name="ce13" office:value-type="float" office:value="156" calcext:value-type="float">
            <text:p>15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58" calcext:value-type="float">
            <text:p>158</text:p>
          </table:covered-table-cell>
          <table:covered-table-cell table:style-name="ce5" office:value-type="float" office:value="158" calcext:value-type="float">
            <text:p>158</text:p>
          </table:covered-table-cell>
          <table:covered-table-cell table:style-name="ce7" office:value-type="float" office:value="158" calcext:value-type="float">
            <text:p>158</text:p>
          </table:covered-table-cell>
          <table:covered-table-cell table:style-name="ce9" office:value-type="float" office:value="158" calcext:value-type="float">
            <text:p>158</text:p>
          </table:covered-table-cell>
          <table:table-cell table:style-name="ce28" office:value-type="float" office:value="158" calcext:value-type="float" table:number-columns-spanned="1" table:number-rows-spanned="2">
            <text:p>158</text:p>
          </table:table-cell>
          <table:table-cell table:style-name="ce13" office:value-type="float" office:value="158" calcext:value-type="float">
            <text:p>15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0" calcext:value-type="float">
            <text:p>160</text:p>
          </table:covered-table-cell>
          <table:covered-table-cell table:style-name="ce5" office:value-type="float" office:value="160" calcext:value-type="float">
            <text:p>160</text:p>
          </table:covered-table-cell>
          <table:covered-table-cell table:style-name="ce7" office:value-type="float" office:value="160" calcext:value-type="float">
            <text:p>160</text:p>
          </table:covered-table-cell>
          <table:covered-table-cell table:style-name="ce9" office:value-type="float" office:value="160" calcext:value-type="float">
            <text:p>160</text:p>
          </table:covered-table-cell>
          <table:covered-table-cell table:style-name="ce11" office:value-type="float" office:value="160" calcext:value-type="float">
            <text:p>160</text:p>
          </table:covered-table-cell>
          <table:table-cell table:style-name="ce13" office:value-type="float" office:value="160" calcext:value-type="float">
            <text:p>16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0" calcext:value-type="float">
            <text:p>160</text:p>
          </table:covered-table-cell>
          <table:covered-table-cell table:style-name="ce5" office:value-type="float" office:value="160" calcext:value-type="float">
            <text:p>160</text:p>
          </table:covered-table-cell>
          <table:table-cell table:style-name="ce22" office:value-type="float" office:value="160" calcext:value-type="float" table:number-columns-spanned="1" table:number-rows-spanned="8">
            <text:p>160</text:p>
          </table:table-cell>
          <table:table-cell table:style-name="ce25" office:value-type="float" office:value="162" calcext:value-type="float" table:number-columns-spanned="1" table:number-rows-spanned="4">
            <text:p>162</text:p>
          </table:table-cell>
          <table:table-cell table:style-name="ce28" office:value-type="float" office:value="162" calcext:value-type="float" table:number-columns-spanned="1" table:number-rows-spanned="2">
            <text:p>162</text:p>
          </table:table-cell>
          <table:table-cell table:style-name="ce13" office:value-type="float" office:value="162" calcext:value-type="float">
            <text:p>16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4" calcext:value-type="float">
            <text:p>164</text:p>
          </table:covered-table-cell>
          <table:covered-table-cell table:style-name="ce5" office:value-type="float" office:value="164" calcext:value-type="float">
            <text:p>164</text:p>
          </table:covered-table-cell>
          <table:covered-table-cell table:style-name="ce7" office:value-type="float" office:value="164" calcext:value-type="float">
            <text:p>164</text:p>
          </table:covered-table-cell>
          <table:covered-table-cell table:style-name="ce9" office:value-type="float" office:value="164" calcext:value-type="float">
            <text:p>164</text:p>
          </table:covered-table-cell>
          <table:covered-table-cell table:style-name="ce11" office:value-type="float" office:value="164" calcext:value-type="float">
            <text:p>164</text:p>
          </table:covered-table-cell>
          <table:table-cell table:style-name="ce13"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5" calcext:value-type="float">
            <text:p>165</text:p>
          </table:covered-table-cell>
          <table:covered-table-cell table:style-name="ce5" office:value-type="float" office:value="165" calcext:value-type="float">
            <text:p>165</text:p>
          </table:covered-table-cell>
          <table:covered-table-cell table:style-name="ce7" office:value-type="float" office:value="165" calcext:value-type="float">
            <text:p>165</text:p>
          </table:covered-table-cell>
          <table:covered-table-cell table:style-name="ce9" office:value-type="float" office:value="165" calcext:value-type="float">
            <text:p>165</text:p>
          </table:covered-table-cell>
          <table:table-cell table:style-name="ce28" office:value-type="float" office:value="165" calcext:value-type="float" table:number-columns-spanned="1" table:number-rows-spanned="2">
            <text:p>165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7" calcext:value-type="float">
            <text:p>167</text:p>
          </table:covered-table-cell>
          <table:covered-table-cell table:style-name="ce5" office:value-type="float" office:value="167" calcext:value-type="float">
            <text:p>167</text:p>
          </table:covered-table-cell>
          <table:covered-table-cell table:style-name="ce7" office:value-type="float" office:value="167" calcext:value-type="float">
            <text:p>167</text:p>
          </table:covered-table-cell>
          <table:covered-table-cell table:style-name="ce9" office:value-type="float" office:value="167" calcext:value-type="float">
            <text:p>167</text:p>
          </table:covered-table-cell>
          <table:covered-table-cell table:style-name="ce11" office:value-type="float" office:value="167" calcext:value-type="float">
            <text:p>167</text:p>
          </table:covered-table-cell>
          <table:table-cell table:style-name="ce13"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69" calcext:value-type="float">
            <text:p>169</text:p>
          </table:covered-table-cell>
          <table:covered-table-cell table:style-name="ce5" office:value-type="float" office:value="169" calcext:value-type="float">
            <text:p>169</text:p>
          </table:covered-table-cell>
          <table:covered-table-cell table:style-name="ce7" office:value-type="float" office:value="169" calcext:value-type="float">
            <text:p>169</text:p>
          </table:covered-table-cell>
          <table:table-cell table:style-name="ce25" office:value-type="float" office:value="169" calcext:value-type="float" table:number-columns-spanned="1" table:number-rows-spanned="4">
            <text:p>169</text:p>
          </table:table-cell>
          <table:table-cell table:style-name="ce28" office:value-type="float" office:value="169" calcext:value-type="float" table:number-columns-spanned="1" table:number-rows-spanned="2">
            <text:p>169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72" calcext:value-type="float">
            <text:p>172</text:p>
          </table:covered-table-cell>
          <table:covered-table-cell table:style-name="ce5" office:value-type="float" office:value="172" calcext:value-type="float">
            <text:p>172</text:p>
          </table:covered-table-cell>
          <table:covered-table-cell table:style-name="ce7" office:value-type="float" office:value="172" calcext:value-type="float">
            <text:p>172</text:p>
          </table:covered-table-cell>
          <table:covered-table-cell table:style-name="ce9" office:value-type="float" office:value="172" calcext:value-type="float">
            <text:p>172</text:p>
          </table:covered-table-cell>
          <table:covered-table-cell table:style-name="ce11" office:value-type="float" office:value="172" calcext:value-type="float">
            <text:p>172</text:p>
          </table:covered-table-cell>
          <table:table-cell table:style-name="ce13" office:value-type="float" office:value="172" calcext:value-type="float">
            <text:p>17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74" calcext:value-type="float">
            <text:p>174</text:p>
          </table:covered-table-cell>
          <table:covered-table-cell table:style-name="ce5" office:value-type="float" office:value="174" calcext:value-type="float">
            <text:p>174</text:p>
          </table:covered-table-cell>
          <table:covered-table-cell table:style-name="ce7" office:value-type="float" office:value="174" calcext:value-type="float">
            <text:p>174</text:p>
          </table:covered-table-cell>
          <table:covered-table-cell table:style-name="ce9" office:value-type="float" office:value="174" calcext:value-type="float">
            <text:p>174</text:p>
          </table:covered-table-cell>
          <table:table-cell table:style-name="ce28" office:value-type="float" office:value="174" calcext:value-type="float" table:number-columns-spanned="1" table:number-rows-spanned="2">
            <text:p>174</text:p>
          </table:table-cell>
          <table:table-cell table:style-name="ce13" office:value-type="float" office:value="174" calcext:value-type="float">
            <text:p>17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76" calcext:value-type="float">
            <text:p>176</text:p>
          </table:covered-table-cell>
          <table:covered-table-cell table:style-name="ce5" office:value-type="float" office:value="176" calcext:value-type="float">
            <text:p>176</text:p>
          </table:covered-table-cell>
          <table:covered-table-cell table:style-name="ce7" office:value-type="float" office:value="176" calcext:value-type="float">
            <text:p>176</text:p>
          </table:covered-table-cell>
          <table:covered-table-cell table:style-name="ce9" office:value-type="float" office:value="176" calcext:value-type="float">
            <text:p>176</text:p>
          </table:covered-table-cell>
          <table:covered-table-cell table:style-name="ce11" office:value-type="float" office:value="176" calcext:value-type="float">
            <text:p>176</text:p>
          </table:covered-table-cell>
          <table:table-cell table:style-name="ce13" office:value-type="float" office:value="176" calcext:value-type="float">
            <text:p>17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0" calcext:value-type="float">
            <text:p>180</text:p>
          </table:covered-table-cell>
          <table:table-cell table:style-name="ce19" office:value-type="float" office:value="180" calcext:value-type="float" table:number-columns-spanned="1" table:number-rows-spanned="16">
            <text:p>180</text:p>
          </table:table-cell>
          <table:table-cell table:style-name="ce22" office:value-type="float" office:value="180" calcext:value-type="float" table:number-columns-spanned="1" table:number-rows-spanned="8">
            <text:p>180</text:p>
          </table:table-cell>
          <table:table-cell table:style-name="ce25" office:value-type="float" office:value="178" calcext:value-type="float" table:number-columns-spanned="1" table:number-rows-spanned="4">
            <text:p>178</text:p>
          </table:table-cell>
          <table:table-cell table:style-name="ce28" office:value-type="float" office:value="178" calcext:value-type="float" table:number-columns-spanned="1" table:number-rows-spanned="2">
            <text:p>178</text:p>
          </table:table-cell>
          <table:table-cell table:style-name="ce13" office:value-type="float" office:value="178" calcext:value-type="float">
            <text:p>17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0" calcext:value-type="float">
            <text:p>180</text:p>
          </table:covered-table-cell>
          <table:covered-table-cell table:style-name="ce5" office:value-type="float" office:value="180" calcext:value-type="float">
            <text:p>180</text:p>
          </table:covered-table-cell>
          <table:covered-table-cell table:style-name="ce7" office:value-type="float" office:value="180" calcext:value-type="float">
            <text:p>180</text:p>
          </table:covered-table-cell>
          <table:covered-table-cell table:style-name="ce9" office:value-type="float" office:value="180" calcext:value-type="float">
            <text:p>180</text:p>
          </table:covered-table-cell>
          <table:covered-table-cell table:style-name="ce11" office:value-type="float" office:value="180" calcext:value-type="float">
            <text:p>180</text:p>
          </table:covered-table-cell>
          <table:table-cell table:style-name="ce13" office:value-type="float" office:value="180" calcext:value-type="float">
            <text:p>18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2" calcext:value-type="float">
            <text:p>182</text:p>
          </table:covered-table-cell>
          <table:covered-table-cell table:style-name="ce5" office:value-type="float" office:value="182" calcext:value-type="float">
            <text:p>182</text:p>
          </table:covered-table-cell>
          <table:covered-table-cell table:style-name="ce7" office:value-type="float" office:value="182" calcext:value-type="float">
            <text:p>182</text:p>
          </table:covered-table-cell>
          <table:covered-table-cell table:style-name="ce9" office:value-type="float" office:value="182" calcext:value-type="float">
            <text:p>182</text:p>
          </table:covered-table-cell>
          <table:table-cell table:style-name="ce28" office:value-type="float" office:value="182" calcext:value-type="float" table:number-columns-spanned="1" table:number-rows-spanned="2">
            <text:p>182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4" calcext:value-type="float">
            <text:p>184</text:p>
          </table:covered-table-cell>
          <table:covered-table-cell table:style-name="ce5" office:value-type="float" office:value="184" calcext:value-type="float">
            <text:p>184</text:p>
          </table:covered-table-cell>
          <table:covered-table-cell table:style-name="ce7" office:value-type="float" office:value="184" calcext:value-type="float">
            <text:p>184</text:p>
          </table:covered-table-cell>
          <table:covered-table-cell table:style-name="ce9" office:value-type="float" office:value="184" calcext:value-type="float">
            <text:p>184</text:p>
          </table:covered-table-cell>
          <table:covered-table-cell table:style-name="ce11" office:value-type="float" office:value="184" calcext:value-type="float">
            <text:p>184</text:p>
          </table:covered-table-cell>
          <table:table-cell table:style-name="ce13" office:value-type="float" office:value="184" calcext:value-type="float">
            <text:p>18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7" calcext:value-type="float">
            <text:p>187</text:p>
          </table:covered-table-cell>
          <table:covered-table-cell table:style-name="ce5" office:value-type="float" office:value="187" calcext:value-type="float">
            <text:p>187</text:p>
          </table:covered-table-cell>
          <table:covered-table-cell table:style-name="ce7" office:value-type="float" office:value="187" calcext:value-type="float">
            <text:p>187</text:p>
          </table:covered-table-cell>
          <table:table-cell table:style-name="ce25" office:value-type="float" office:value="187" calcext:value-type="float" table:number-columns-spanned="1" table:number-rows-spanned="4">
            <text:p>187</text:p>
          </table:table-cell>
          <table:table-cell table:style-name="ce28" office:value-type="float" office:value="187" calcext:value-type="float" table:number-columns-spanned="1" table:number-rows-spanned="2">
            <text:p>187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89" calcext:value-type="float">
            <text:p>189</text:p>
          </table:covered-table-cell>
          <table:covered-table-cell table:style-name="ce5" office:value-type="float" office:value="189" calcext:value-type="float">
            <text:p>189</text:p>
          </table:covered-table-cell>
          <table:covered-table-cell table:style-name="ce7" office:value-type="float" office:value="189" calcext:value-type="float">
            <text:p>189</text:p>
          </table:covered-table-cell>
          <table:covered-table-cell table:style-name="ce9" office:value-type="float" office:value="189" calcext:value-type="float">
            <text:p>189</text:p>
          </table:covered-table-cell>
          <table:covered-table-cell table:style-name="ce11" office:value-type="float" office:value="189" calcext:value-type="float">
            <text:p>189</text:p>
          </table:covered-table-cell>
          <table:table-cell table:style-name="ce13" office:value-type="float" office:value="189" calcext:value-type="float">
            <text:p>18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91" calcext:value-type="float">
            <text:p>191</text:p>
          </table:covered-table-cell>
          <table:covered-table-cell table:style-name="ce5" office:value-type="float" office:value="191" calcext:value-type="float">
            <text:p>191</text:p>
          </table:covered-table-cell>
          <table:covered-table-cell table:style-name="ce7" office:value-type="float" office:value="191" calcext:value-type="float">
            <text:p>191</text:p>
          </table:covered-table-cell>
          <table:covered-table-cell table:style-name="ce9" office:value-type="float" office:value="191" calcext:value-type="float">
            <text:p>191</text:p>
          </table:covered-table-cell>
          <table:table-cell table:style-name="ce28" office:value-type="float" office:value="191" calcext:value-type="float" table:number-columns-spanned="1" table:number-rows-spanned="2">
            <text:p>191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93" calcext:value-type="float">
            <text:p>193</text:p>
          </table:covered-table-cell>
          <table:covered-table-cell table:style-name="ce5" office:value-type="float" office:value="193" calcext:value-type="float">
            <text:p>193</text:p>
          </table:covered-table-cell>
          <table:covered-table-cell table:style-name="ce7" office:value-type="float" office:value="193" calcext:value-type="float">
            <text:p>193</text:p>
          </table:covered-table-cell>
          <table:covered-table-cell table:style-name="ce9" office:value-type="float" office:value="193" calcext:value-type="float">
            <text:p>193</text:p>
          </table:covered-table-cell>
          <table:covered-table-cell table:style-name="ce11" office:value-type="float" office:value="193" calcext:value-type="float">
            <text:p>193</text:p>
          </table:covered-table-cell>
          <table:table-cell table:style-name="ce13" office:value-type="float" office:value="193" calcext:value-type="float">
            <text:p>19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00" calcext:value-type="float">
            <text:p>200</text:p>
          </table:covered-table-cell>
          <table:covered-table-cell table:style-name="ce5" office:value-type="float" office:value="200" calcext:value-type="float">
            <text:p>200</text:p>
          </table:covered-table-cell>
          <table:table-cell table:style-name="ce22" office:value-type="float" office:value="200" calcext:value-type="float" table:number-columns-spanned="1" table:number-rows-spanned="8">
            <text:p>200</text:p>
          </table:table-cell>
          <table:table-cell table:style-name="ce25" office:value-type="float" office:value="196" calcext:value-type="float" table:number-columns-spanned="1" table:number-rows-spanned="4">
            <text:p>196</text:p>
          </table:table-cell>
          <table:table-cell table:style-name="ce28" office:value-type="float" office:value="196" calcext:value-type="float" table:number-columns-spanned="1" table:number-rows-spanned="2">
            <text:p>196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198" calcext:value-type="float">
            <text:p>198</text:p>
          </table:covered-table-cell>
          <table:covered-table-cell table:style-name="ce5" office:value-type="float" office:value="198" calcext:value-type="float">
            <text:p>198</text:p>
          </table:covered-table-cell>
          <table:covered-table-cell table:style-name="ce7" office:value-type="float" office:value="198" calcext:value-type="float">
            <text:p>198</text:p>
          </table:covered-table-cell>
          <table:covered-table-cell table:style-name="ce9" office:value-type="float" office:value="198" calcext:value-type="float">
            <text:p>198</text:p>
          </table:covered-table-cell>
          <table:covered-table-cell table:style-name="ce11" office:value-type="float" office:value="198" calcext:value-type="float">
            <text:p>198</text:p>
          </table:covered-table-cell>
          <table:table-cell table:style-name="ce13" office:value-type="float" office:value="198" calcext:value-type="float">
            <text:p>19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00" calcext:value-type="float">
            <text:p>200</text:p>
          </table:covered-table-cell>
          <table:covered-table-cell table:style-name="ce5" office:value-type="float" office:value="200" calcext:value-type="float">
            <text:p>200</text:p>
          </table:covered-table-cell>
          <table:covered-table-cell table:style-name="ce7" office:value-type="float" office:value="200" calcext:value-type="float">
            <text:p>200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28" office:value-type="float" office:value="200" calcext:value-type="float" table:number-columns-spanned="1" table:number-rows-spanned="2">
            <text:p>2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03" calcext:value-type="float">
            <text:p>203</text:p>
          </table:covered-table-cell>
          <table:covered-table-cell table:style-name="ce5" office:value-type="float" office:value="203" calcext:value-type="float">
            <text:p>203</text:p>
          </table:covered-table-cell>
          <table:covered-table-cell table:style-name="ce7" office:value-type="float" office:value="203" calcext:value-type="float">
            <text:p>203</text:p>
          </table:covered-table-cell>
          <table:covered-table-cell table:style-name="ce9" office:value-type="float" office:value="203" calcext:value-type="float">
            <text:p>203</text:p>
          </table:covered-table-cell>
          <table:covered-table-cell table:style-name="ce11" office:value-type="float" office:value="203" calcext:value-type="float">
            <text:p>203</text:p>
          </table:covered-table-cell>
          <table:table-cell table:style-name="ce13" office:value-type="float" office:value="203" calcext:value-type="float">
            <text:p>20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05" calcext:value-type="float">
            <text:p>205</text:p>
          </table:covered-table-cell>
          <table:covered-table-cell table:style-name="ce5" office:value-type="float" office:value="205" calcext:value-type="float">
            <text:p>205</text:p>
          </table:covered-table-cell>
          <table:covered-table-cell table:style-name="ce7" office:value-type="float" office:value="205" calcext:value-type="float">
            <text:p>205</text:p>
          </table:covered-table-cell>
          <table:table-cell table:style-name="ce25" office:value-type="float" office:value="205" calcext:value-type="float" table:number-columns-spanned="1" table:number-rows-spanned="4">
            <text:p>205</text:p>
          </table:table-cell>
          <table:table-cell table:style-name="ce28" office:value-type="float" office:value="205" calcext:value-type="float" table:number-columns-spanned="1" table:number-rows-spanned="2">
            <text:p>205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08" calcext:value-type="float">
            <text:p>208</text:p>
          </table:covered-table-cell>
          <table:covered-table-cell table:style-name="ce5" office:value-type="float" office:value="208" calcext:value-type="float">
            <text:p>208</text:p>
          </table:covered-table-cell>
          <table:covered-table-cell table:style-name="ce7" office:value-type="float" office:value="208" calcext:value-type="float">
            <text:p>208</text:p>
          </table:covered-table-cell>
          <table:covered-table-cell table:style-name="ce9" office:value-type="float" office:value="208" calcext:value-type="float">
            <text:p>208</text:p>
          </table:covered-table-cell>
          <table:covered-table-cell table:style-name="ce11" office:value-type="float" office:value="208" calcext:value-type="float">
            <text:p>208</text:p>
          </table:covered-table-cell>
          <table:table-cell table:style-name="ce13" office:value-type="float" office:value="208" calcext:value-type="float">
            <text:p>20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10" calcext:value-type="float">
            <text:p>210</text:p>
          </table:covered-table-cell>
          <table:covered-table-cell table:style-name="ce5" office:value-type="float" office:value="210" calcext:value-type="float">
            <text:p>210</text:p>
          </table:covered-table-cell>
          <table:covered-table-cell table:style-name="ce7" office:value-type="float" office:value="210" calcext:value-type="float">
            <text:p>210</text:p>
          </table:covered-table-cell>
          <table:covered-table-cell table:style-name="ce9" office:value-type="float" office:value="210" calcext:value-type="float">
            <text:p>210</text:p>
          </table:covered-table-cell>
          <table:table-cell table:style-name="ce28" office:value-type="float" office:value="210" calcext:value-type="float" table:number-columns-spanned="1" table:number-rows-spanned="2">
            <text:p>210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13" calcext:value-type="float">
            <text:p>213</text:p>
          </table:covered-table-cell>
          <table:covered-table-cell table:style-name="ce5" office:value-type="float" office:value="213" calcext:value-type="float">
            <text:p>213</text:p>
          </table:covered-table-cell>
          <table:covered-table-cell table:style-name="ce7" office:value-type="float" office:value="213" calcext:value-type="float">
            <text:p>213</text:p>
          </table:covered-table-cell>
          <table:covered-table-cell table:style-name="ce9" office:value-type="float" office:value="213" calcext:value-type="float">
            <text:p>213</text:p>
          </table:covered-table-cell>
          <table:covered-table-cell table:style-name="ce11" office:value-type="float" office:value="213" calcext:value-type="float">
            <text:p>213</text:p>
          </table:covered-table-cell>
          <table:table-cell table:style-name="ce13" office:value-type="float" office:value="213" calcext:value-type="float">
            <text:p>213</text:p>
          </table:table-cell>
          <table:table-cell table:number-columns-repeated="16378"/>
        </table:table-row>
        <table:table-row table:style-name="ro1">
          <table:table-cell table:style-name="ce15" office:value-type="float" office:value="220" calcext:value-type="float" table:number-columns-spanned="1" table:number-rows-spanned="32">
            <text:p>220</text:p>
          </table:table-cell>
          <table:table-cell table:style-name="ce19" office:value-type="float" office:value="220" calcext:value-type="float" table:number-columns-spanned="1" table:number-rows-spanned="16">
            <text:p>220</text:p>
          </table:table-cell>
          <table:table-cell table:style-name="ce22" office:value-type="float" office:value="220" calcext:value-type="float" table:number-columns-spanned="1" table:number-rows-spanned="8">
            <text:p>220</text:p>
          </table:table-cell>
          <table:table-cell table:style-name="ce25" office:value-type="float" office:value="215" calcext:value-type="float" table:number-columns-spanned="1" table:number-rows-spanned="4">
            <text:p>215</text:p>
          </table:table-cell>
          <table:table-cell table:style-name="ce28" office:value-type="float" office:value="215" calcext:value-type="float" table:number-columns-spanned="1" table:number-rows-spanned="2">
            <text:p>215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18" calcext:value-type="float">
            <text:p>218</text:p>
          </table:covered-table-cell>
          <table:covered-table-cell table:style-name="ce5" office:value-type="float" office:value="218" calcext:value-type="float">
            <text:p>218</text:p>
          </table:covered-table-cell>
          <table:covered-table-cell table:style-name="ce7" office:value-type="float" office:value="218" calcext:value-type="float">
            <text:p>218</text:p>
          </table:covered-table-cell>
          <table:covered-table-cell table:style-name="ce9" office:value-type="float" office:value="218" calcext:value-type="float">
            <text:p>218</text:p>
          </table:covered-table-cell>
          <table:covered-table-cell table:style-name="ce11" office:value-type="float" office:value="218" calcext:value-type="float">
            <text:p>218</text:p>
          </table:covered-table-cell>
          <table:table-cell table:style-name="ce13" office:value-type="float" office:value="218" calcext:value-type="float">
            <text:p>21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21" calcext:value-type="float">
            <text:p>221</text:p>
          </table:covered-table-cell>
          <table:covered-table-cell table:style-name="ce5" office:value-type="float" office:value="221" calcext:value-type="float">
            <text:p>221</text:p>
          </table:covered-table-cell>
          <table:covered-table-cell table:style-name="ce7" office:value-type="float" office:value="221" calcext:value-type="float">
            <text:p>221</text:p>
          </table:covered-table-cell>
          <table:covered-table-cell table:style-name="ce9" office:value-type="float" office:value="221" calcext:value-type="float">
            <text:p>221</text:p>
          </table:covered-table-cell>
          <table:table-cell table:style-name="ce28" office:value-type="float" office:value="221" calcext:value-type="float" table:number-columns-spanned="1" table:number-rows-spanned="2">
            <text:p>221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23" calcext:value-type="float">
            <text:p>223</text:p>
          </table:covered-table-cell>
          <table:covered-table-cell table:style-name="ce5" office:value-type="float" office:value="223" calcext:value-type="float">
            <text:p>223</text:p>
          </table:covered-table-cell>
          <table:covered-table-cell table:style-name="ce7" office:value-type="float" office:value="223" calcext:value-type="float">
            <text:p>223</text:p>
          </table:covered-table-cell>
          <table:covered-table-cell table:style-name="ce9" office:value-type="float" office:value="223" calcext:value-type="float">
            <text:p>223</text:p>
          </table:covered-table-cell>
          <table:covered-table-cell table:style-name="ce11" office:value-type="float" office:value="223" calcext:value-type="float">
            <text:p>223</text:p>
          </table:covered-table-cell>
          <table:table-cell table:style-name="ce13" office:value-type="float" office:value="223" calcext:value-type="float">
            <text:p>22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26" calcext:value-type="float">
            <text:p>226</text:p>
          </table:covered-table-cell>
          <table:covered-table-cell table:style-name="ce5" office:value-type="float" office:value="226" calcext:value-type="float">
            <text:p>226</text:p>
          </table:covered-table-cell>
          <table:covered-table-cell table:style-name="ce7" office:value-type="float" office:value="226" calcext:value-type="float">
            <text:p>226</text:p>
          </table:covered-table-cell>
          <table:table-cell table:style-name="ce25" office:value-type="float" office:value="226" calcext:value-type="float" table:number-columns-spanned="1" table:number-rows-spanned="4">
            <text:p>226</text:p>
          </table:table-cell>
          <table:table-cell table:style-name="ce28" office:value-type="float" office:value="226" calcext:value-type="float" table:number-columns-spanned="1" table:number-rows-spanned="2">
            <text:p>226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29" calcext:value-type="float">
            <text:p>229</text:p>
          </table:covered-table-cell>
          <table:covered-table-cell table:style-name="ce5" office:value-type="float" office:value="229" calcext:value-type="float">
            <text:p>229</text:p>
          </table:covered-table-cell>
          <table:covered-table-cell table:style-name="ce7" office:value-type="float" office:value="229" calcext:value-type="float">
            <text:p>229</text:p>
          </table:covered-table-cell>
          <table:covered-table-cell table:style-name="ce9" office:value-type="float" office:value="229" calcext:value-type="float">
            <text:p>229</text:p>
          </table:covered-table-cell>
          <table:covered-table-cell table:style-name="ce11" office:value-type="float" office:value="229" calcext:value-type="float">
            <text:p>229</text:p>
          </table:covered-table-cell>
          <table:table-cell table:style-name="ce13" office:value-type="float" office:value="229" calcext:value-type="float">
            <text:p>22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32" calcext:value-type="float">
            <text:p>232</text:p>
          </table:covered-table-cell>
          <table:covered-table-cell table:style-name="ce5" office:value-type="float" office:value="232" calcext:value-type="float">
            <text:p>232</text:p>
          </table:covered-table-cell>
          <table:covered-table-cell table:style-name="ce7" office:value-type="float" office:value="232" calcext:value-type="float">
            <text:p>232</text:p>
          </table:covered-table-cell>
          <table:covered-table-cell table:style-name="ce9" office:value-type="float" office:value="232" calcext:value-type="float">
            <text:p>232</text:p>
          </table:covered-table-cell>
          <table:table-cell table:style-name="ce28" office:value-type="float" office:value="232" calcext:value-type="float" table:number-columns-spanned="1" table:number-rows-spanned="2">
            <text:p>232</text:p>
          </table:table-cell>
          <table:table-cell table:style-name="ce13" office:value-type="float" office:value="232" calcext:value-type="float">
            <text:p>23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34" calcext:value-type="float">
            <text:p>234</text:p>
          </table:covered-table-cell>
          <table:covered-table-cell table:style-name="ce5" office:value-type="float" office:value="234" calcext:value-type="float">
            <text:p>234</text:p>
          </table:covered-table-cell>
          <table:covered-table-cell table:style-name="ce7" office:value-type="float" office:value="234" calcext:value-type="float">
            <text:p>234</text:p>
          </table:covered-table-cell>
          <table:covered-table-cell table:style-name="ce9" office:value-type="float" office:value="234" calcext:value-type="float">
            <text:p>234</text:p>
          </table:covered-table-cell>
          <table:covered-table-cell table:style-name="ce11" office:value-type="float" office:value="234" calcext:value-type="float">
            <text:p>234</text:p>
          </table:covered-table-cell>
          <table:table-cell table:style-name="ce13" office:value-type="float" office:value="234" calcext:value-type="float">
            <text:p>23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40" calcext:value-type="float">
            <text:p>240</text:p>
          </table:covered-table-cell>
          <table:covered-table-cell table:style-name="ce5" office:value-type="float" office:value="240" calcext:value-type="float">
            <text:p>240</text:p>
          </table:covered-table-cell>
          <table:table-cell table:style-name="ce22" office:value-type="float" office:value="240" calcext:value-type="float" table:number-columns-spanned="1" table:number-rows-spanned="8">
            <text:p>240</text:p>
          </table:table-cell>
          <table:table-cell table:style-name="ce25" office:value-type="float" office:value="237" calcext:value-type="float" table:number-columns-spanned="1" table:number-rows-spanned="4">
            <text:p>237</text:p>
          </table:table-cell>
          <table:table-cell table:style-name="ce28" office:value-type="float" office:value="237" calcext:value-type="float" table:number-columns-spanned="1" table:number-rows-spanned="2">
            <text:p>237</text:p>
          </table:table-cell>
          <table:table-cell table:style-name="ce13" office:value-type="float" office:value="237" calcext:value-type="float">
            <text:p>23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40" calcext:value-type="float">
            <text:p>240</text:p>
          </table:covered-table-cell>
          <table:covered-table-cell table:style-name="ce5" office:value-type="float" office:value="240" calcext:value-type="float">
            <text:p>240</text:p>
          </table:covered-table-cell>
          <table:covered-table-cell table:style-name="ce7" office:value-type="float" office:value="240" calcext:value-type="float">
            <text:p>240</text:p>
          </table:covered-table-cell>
          <table:covered-table-cell table:style-name="ce9" office:value-type="float" office:value="240" calcext:value-type="float">
            <text:p>240</text:p>
          </table:covered-table-cell>
          <table:covered-table-cell table:style-name="ce11" office:value-type="float" office:value="240" calcext:value-type="float">
            <text:p>240</text:p>
          </table:covered-table-cell>
          <table:table-cell table:style-name="ce13" office:value-type="float" office:value="240" calcext:value-type="float">
            <text:p>24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43" calcext:value-type="float">
            <text:p>243</text:p>
          </table:covered-table-cell>
          <table:covered-table-cell table:style-name="ce5" office:value-type="float" office:value="243" calcext:value-type="float">
            <text:p>243</text:p>
          </table:covered-table-cell>
          <table:covered-table-cell table:style-name="ce7" office:value-type="float" office:value="243" calcext:value-type="float">
            <text:p>243</text:p>
          </table:covered-table-cell>
          <table:covered-table-cell table:style-name="ce9" office:value-type="float" office:value="243" calcext:value-type="float">
            <text:p>243</text:p>
          </table:covered-table-cell>
          <table:table-cell table:style-name="ce28" office:value-type="float" office:value="243" calcext:value-type="float" table:number-columns-spanned="1" table:number-rows-spanned="2">
            <text:p>243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46" calcext:value-type="float">
            <text:p>246</text:p>
          </table:covered-table-cell>
          <table:covered-table-cell table:style-name="ce5" office:value-type="float" office:value="246" calcext:value-type="float">
            <text:p>246</text:p>
          </table:covered-table-cell>
          <table:covered-table-cell table:style-name="ce7" office:value-type="float" office:value="246" calcext:value-type="float">
            <text:p>246</text:p>
          </table:covered-table-cell>
          <table:covered-table-cell table:style-name="ce9" office:value-type="float" office:value="246" calcext:value-type="float">
            <text:p>246</text:p>
          </table:covered-table-cell>
          <table:covered-table-cell table:style-name="ce11" office:value-type="float" office:value="246" calcext:value-type="float">
            <text:p>246</text:p>
          </table:covered-table-cell>
          <table:table-cell table:style-name="ce13" office:value-type="float" office:value="246" calcext:value-type="float">
            <text:p>24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49" calcext:value-type="float">
            <text:p>249</text:p>
          </table:covered-table-cell>
          <table:covered-table-cell table:style-name="ce5" office:value-type="float" office:value="249" calcext:value-type="float">
            <text:p>249</text:p>
          </table:covered-table-cell>
          <table:covered-table-cell table:style-name="ce7" office:value-type="float" office:value="249" calcext:value-type="float">
            <text:p>249</text:p>
          </table:covered-table-cell>
          <table:table-cell table:style-name="ce25" office:value-type="float" office:value="249" calcext:value-type="float" table:number-columns-spanned="1" table:number-rows-spanned="4">
            <text:p>249</text:p>
          </table:table-cell>
          <table:table-cell table:style-name="ce28" office:value-type="float" office:value="249" calcext:value-type="float" table:number-columns-spanned="1" table:number-rows-spanned="2">
            <text:p>249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52" calcext:value-type="float">
            <text:p>252</text:p>
          </table:covered-table-cell>
          <table:covered-table-cell table:style-name="ce5" office:value-type="float" office:value="252" calcext:value-type="float">
            <text:p>252</text:p>
          </table:covered-table-cell>
          <table:covered-table-cell table:style-name="ce7" office:value-type="float" office:value="252" calcext:value-type="float">
            <text:p>252</text:p>
          </table:covered-table-cell>
          <table:covered-table-cell table:style-name="ce9" office:value-type="float" office:value="252" calcext:value-type="float">
            <text:p>252</text:p>
          </table:covered-table-cell>
          <table:covered-table-cell table:style-name="ce11" office:value-type="float" office:value="252" calcext:value-type="float">
            <text:p>252</text:p>
          </table:covered-table-cell>
          <table:table-cell table:style-name="ce13" office:value-type="float" office:value="252" calcext:value-type="float">
            <text:p>25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55" calcext:value-type="float">
            <text:p>255</text:p>
          </table:covered-table-cell>
          <table:covered-table-cell table:style-name="ce5" office:value-type="float" office:value="255" calcext:value-type="float">
            <text:p>255</text:p>
          </table:covered-table-cell>
          <table:covered-table-cell table:style-name="ce7" office:value-type="float" office:value="255" calcext:value-type="float">
            <text:p>255</text:p>
          </table:covered-table-cell>
          <table:covered-table-cell table:style-name="ce9" office:value-type="float" office:value="255" calcext:value-type="float">
            <text:p>255</text:p>
          </table:covered-table-cell>
          <table:table-cell table:style-name="ce28" office:value-type="float" office:value="255" calcext:value-type="float" table:number-columns-spanned="1" table:number-rows-spanned="2">
            <text:p>255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58" calcext:value-type="float">
            <text:p>258</text:p>
          </table:covered-table-cell>
          <table:covered-table-cell table:style-name="ce5" office:value-type="float" office:value="258" calcext:value-type="float">
            <text:p>258</text:p>
          </table:covered-table-cell>
          <table:covered-table-cell table:style-name="ce7" office:value-type="float" office:value="258" calcext:value-type="float">
            <text:p>258</text:p>
          </table:covered-table-cell>
          <table:covered-table-cell table:style-name="ce9" office:value-type="float" office:value="258" calcext:value-type="float">
            <text:p>258</text:p>
          </table:covered-table-cell>
          <table:covered-table-cell table:style-name="ce11" office:value-type="float" office:value="258" calcext:value-type="float">
            <text:p>258</text:p>
          </table:covered-table-cell>
          <table:table-cell table:style-name="ce13" office:value-type="float" office:value="258" calcext:value-type="float">
            <text:p>25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70" calcext:value-type="float">
            <text:p>270</text:p>
          </table:covered-table-cell>
          <table:table-cell table:style-name="ce19" office:value-type="float" office:value="270" calcext:value-type="float" table:number-columns-spanned="1" table:number-rows-spanned="16">
            <text:p>270</text:p>
          </table:table-cell>
          <table:table-cell table:style-name="ce22" office:value-type="float" office:value="270" calcext:value-type="float" table:number-columns-spanned="1" table:number-rows-spanned="8">
            <text:p>270</text:p>
          </table:table-cell>
          <table:table-cell table:style-name="ce25" office:value-type="float" office:value="261" calcext:value-type="float" table:number-columns-spanned="1" table:number-rows-spanned="4">
            <text:p>261</text:p>
          </table:table-cell>
          <table:table-cell table:style-name="ce28" office:value-type="float" office:value="261" calcext:value-type="float" table:number-columns-spanned="1" table:number-rows-spanned="2">
            <text:p>261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64" calcext:value-type="float">
            <text:p>264</text:p>
          </table:covered-table-cell>
          <table:covered-table-cell table:style-name="ce5" office:value-type="float" office:value="264" calcext:value-type="float">
            <text:p>264</text:p>
          </table:covered-table-cell>
          <table:covered-table-cell table:style-name="ce7" office:value-type="float" office:value="264" calcext:value-type="float">
            <text:p>264</text:p>
          </table:covered-table-cell>
          <table:covered-table-cell table:style-name="ce9" office:value-type="float" office:value="264" calcext:value-type="float">
            <text:p>264</text:p>
          </table:covered-table-cell>
          <table:covered-table-cell table:style-name="ce11" office:value-type="float" office:value="264" calcext:value-type="float">
            <text:p>264</text:p>
          </table:covered-table-cell>
          <table:table-cell table:style-name="ce13" office:value-type="float" office:value="264" calcext:value-type="float">
            <text:p>26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67" calcext:value-type="float">
            <text:p>267</text:p>
          </table:covered-table-cell>
          <table:covered-table-cell table:style-name="ce5" office:value-type="float" office:value="267" calcext:value-type="float">
            <text:p>267</text:p>
          </table:covered-table-cell>
          <table:covered-table-cell table:style-name="ce7" office:value-type="float" office:value="267" calcext:value-type="float">
            <text:p>267</text:p>
          </table:covered-table-cell>
          <table:covered-table-cell table:style-name="ce9" office:value-type="float" office:value="267" calcext:value-type="float">
            <text:p>267</text:p>
          </table:covered-table-cell>
          <table:table-cell table:style-name="ce28" office:value-type="float" office:value="267" calcext:value-type="float" table:number-columns-spanned="1" table:number-rows-spanned="2">
            <text:p>267</text:p>
          </table:table-cell>
          <table:table-cell table:style-name="ce13" office:value-type="float" office:value="267" calcext:value-type="float">
            <text:p>26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71" calcext:value-type="float">
            <text:p>271</text:p>
          </table:covered-table-cell>
          <table:covered-table-cell table:style-name="ce5" office:value-type="float" office:value="271" calcext:value-type="float">
            <text:p>271</text:p>
          </table:covered-table-cell>
          <table:covered-table-cell table:style-name="ce7" office:value-type="float" office:value="271" calcext:value-type="float">
            <text:p>271</text:p>
          </table:covered-table-cell>
          <table:covered-table-cell table:style-name="ce9" office:value-type="float" office:value="271" calcext:value-type="float">
            <text:p>271</text:p>
          </table:covered-table-cell>
          <table:covered-table-cell table:style-name="ce11" office:value-type="float" office:value="271" calcext:value-type="float">
            <text:p>271</text:p>
          </table:covered-table-cell>
          <table:table-cell table:style-name="ce13" office:value-type="float" office:value="271" calcext:value-type="float">
            <text:p>27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74" calcext:value-type="float">
            <text:p>274</text:p>
          </table:covered-table-cell>
          <table:covered-table-cell table:style-name="ce5" office:value-type="float" office:value="274" calcext:value-type="float">
            <text:p>274</text:p>
          </table:covered-table-cell>
          <table:covered-table-cell table:style-name="ce7" office:value-type="float" office:value="274" calcext:value-type="float">
            <text:p>274</text:p>
          </table:covered-table-cell>
          <table:table-cell table:style-name="ce25" office:value-type="float" office:value="274" calcext:value-type="float" table:number-columns-spanned="1" table:number-rows-spanned="4">
            <text:p>274</text:p>
          </table:table-cell>
          <table:table-cell table:style-name="ce28" office:value-type="float" office:value="274" calcext:value-type="float" table:number-columns-spanned="1" table:number-rows-spanned="2">
            <text:p>274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77" calcext:value-type="float">
            <text:p>277</text:p>
          </table:covered-table-cell>
          <table:covered-table-cell table:style-name="ce5" office:value-type="float" office:value="277" calcext:value-type="float">
            <text:p>277</text:p>
          </table:covered-table-cell>
          <table:covered-table-cell table:style-name="ce7" office:value-type="float" office:value="277" calcext:value-type="float">
            <text:p>277</text:p>
          </table:covered-table-cell>
          <table:covered-table-cell table:style-name="ce9" office:value-type="float" office:value="277" calcext:value-type="float">
            <text:p>277</text:p>
          </table:covered-table-cell>
          <table:covered-table-cell table:style-name="ce11" office:value-type="float" office:value="277" calcext:value-type="float">
            <text:p>277</text:p>
          </table:covered-table-cell>
          <table:table-cell table:style-name="ce13" office:value-type="float" office:value="277" calcext:value-type="float">
            <text:p>27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80" calcext:value-type="float">
            <text:p>280</text:p>
          </table:covered-table-cell>
          <table:covered-table-cell table:style-name="ce5" office:value-type="float" office:value="280" calcext:value-type="float">
            <text:p>280</text:p>
          </table:covered-table-cell>
          <table:covered-table-cell table:style-name="ce7" office:value-type="float" office:value="280" calcext:value-type="float">
            <text:p>280</text:p>
          </table:covered-table-cell>
          <table:covered-table-cell table:style-name="ce9" office:value-type="float" office:value="280" calcext:value-type="float">
            <text:p>280</text:p>
          </table:covered-table-cell>
          <table:table-cell table:style-name="ce28" office:value-type="float" office:value="280" calcext:value-type="float" table:number-columns-spanned="1" table:number-rows-spanned="2">
            <text:p>280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84" calcext:value-type="float">
            <text:p>284</text:p>
          </table:covered-table-cell>
          <table:covered-table-cell table:style-name="ce5" office:value-type="float" office:value="284" calcext:value-type="float">
            <text:p>284</text:p>
          </table:covered-table-cell>
          <table:covered-table-cell table:style-name="ce7" office:value-type="float" office:value="284" calcext:value-type="float">
            <text:p>284</text:p>
          </table:covered-table-cell>
          <table:covered-table-cell table:style-name="ce9" office:value-type="float" office:value="284" calcext:value-type="float">
            <text:p>284</text:p>
          </table:covered-table-cell>
          <table:covered-table-cell table:style-name="ce11" office:value-type="float" office:value="284" calcext:value-type="float">
            <text:p>284</text:p>
          </table:covered-table-cell>
          <table:table-cell table:style-name="ce13" office:value-type="float" office:value="284" calcext:value-type="float">
            <text:p>28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00" calcext:value-type="float">
            <text:p>300</text:p>
          </table:covered-table-cell>
          <table:covered-table-cell table:style-name="ce5" office:value-type="float" office:value="300" calcext:value-type="float">
            <text:p>300</text:p>
          </table:covered-table-cell>
          <table:table-cell table:style-name="ce22" office:value-type="float" office:value="300" calcext:value-type="float" table:number-columns-spanned="1" table:number-rows-spanned="8">
            <text:p>300</text:p>
          </table:table-cell>
          <table:table-cell table:style-name="ce25" office:value-type="float" office:value="287" calcext:value-type="float" table:number-columns-spanned="1" table:number-rows-spanned="4">
            <text:p>287</text:p>
          </table:table-cell>
          <table:table-cell table:style-name="ce28" office:value-type="float" office:value="287" calcext:value-type="float" table:number-columns-spanned="1" table:number-rows-spanned="2">
            <text:p>287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91" calcext:value-type="float">
            <text:p>291</text:p>
          </table:covered-table-cell>
          <table:covered-table-cell table:style-name="ce5" office:value-type="float" office:value="291" calcext:value-type="float">
            <text:p>291</text:p>
          </table:covered-table-cell>
          <table:covered-table-cell table:style-name="ce7" office:value-type="float" office:value="291" calcext:value-type="float">
            <text:p>291</text:p>
          </table:covered-table-cell>
          <table:covered-table-cell table:style-name="ce9" office:value-type="float" office:value="291" calcext:value-type="float">
            <text:p>291</text:p>
          </table:covered-table-cell>
          <table:covered-table-cell table:style-name="ce11" office:value-type="float" office:value="291" calcext:value-type="float">
            <text:p>291</text:p>
          </table:covered-table-cell>
          <table:table-cell table:style-name="ce13" office:value-type="float" office:value="291" calcext:value-type="float">
            <text:p>29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94" calcext:value-type="float">
            <text:p>294</text:p>
          </table:covered-table-cell>
          <table:covered-table-cell table:style-name="ce5" office:value-type="float" office:value="294" calcext:value-type="float">
            <text:p>294</text:p>
          </table:covered-table-cell>
          <table:covered-table-cell table:style-name="ce7" office:value-type="float" office:value="294" calcext:value-type="float">
            <text:p>294</text:p>
          </table:covered-table-cell>
          <table:covered-table-cell table:style-name="ce9" office:value-type="float" office:value="294" calcext:value-type="float">
            <text:p>294</text:p>
          </table:covered-table-cell>
          <table:table-cell table:style-name="ce28" office:value-type="float" office:value="294" calcext:value-type="float" table:number-columns-spanned="1" table:number-rows-spanned="2">
            <text:p>294</text:p>
          </table:table-cell>
          <table:table-cell table:style-name="ce13" office:value-type="float" office:value="294" calcext:value-type="float">
            <text:p>29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298" calcext:value-type="float">
            <text:p>298</text:p>
          </table:covered-table-cell>
          <table:covered-table-cell table:style-name="ce5" office:value-type="float" office:value="298" calcext:value-type="float">
            <text:p>298</text:p>
          </table:covered-table-cell>
          <table:covered-table-cell table:style-name="ce7" office:value-type="float" office:value="298" calcext:value-type="float">
            <text:p>298</text:p>
          </table:covered-table-cell>
          <table:covered-table-cell table:style-name="ce9" office:value-type="float" office:value="298" calcext:value-type="float">
            <text:p>298</text:p>
          </table:covered-table-cell>
          <table:covered-table-cell table:style-name="ce11" office:value-type="float" office:value="298" calcext:value-type="float">
            <text:p>298</text:p>
          </table:covered-table-cell>
          <table:table-cell table:style-name="ce13" office:value-type="float" office:value="298" calcext:value-type="float">
            <text:p>29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01" calcext:value-type="float">
            <text:p>301</text:p>
          </table:covered-table-cell>
          <table:covered-table-cell table:style-name="ce5" office:value-type="float" office:value="301" calcext:value-type="float">
            <text:p>301</text:p>
          </table:covered-table-cell>
          <table:covered-table-cell table:style-name="ce7" office:value-type="float" office:value="301" calcext:value-type="float">
            <text:p>301</text:p>
          </table:covered-table-cell>
          <table:table-cell table:style-name="ce25" office:value-type="float" office:value="301" calcext:value-type="float" table:number-columns-spanned="1" table:number-rows-spanned="4">
            <text:p>301</text:p>
          </table:table-cell>
          <table:table-cell table:style-name="ce28" office:value-type="float" office:value="301" calcext:value-type="float" table:number-columns-spanned="1" table:number-rows-spanned="2">
            <text:p>301</text:p>
          </table:table-cell>
          <table:table-cell table:style-name="ce13" office:value-type="float" office:value="301" calcext:value-type="float">
            <text:p>30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05" calcext:value-type="float">
            <text:p>305</text:p>
          </table:covered-table-cell>
          <table:covered-table-cell table:style-name="ce5" office:value-type="float" office:value="305" calcext:value-type="float">
            <text:p>305</text:p>
          </table:covered-table-cell>
          <table:covered-table-cell table:style-name="ce7" office:value-type="float" office:value="305" calcext:value-type="float">
            <text:p>305</text:p>
          </table:covered-table-cell>
          <table:covered-table-cell table:style-name="ce9" office:value-type="float" office:value="305" calcext:value-type="float">
            <text:p>305</text:p>
          </table:covered-table-cell>
          <table:covered-table-cell table:style-name="ce11" office:value-type="float" office:value="305" calcext:value-type="float">
            <text:p>305</text:p>
          </table:covered-table-cell>
          <table:table-cell table:style-name="ce13" office:value-type="float" office:value="305" calcext:value-type="float">
            <text:p>30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09" calcext:value-type="float">
            <text:p>309</text:p>
          </table:covered-table-cell>
          <table:covered-table-cell table:style-name="ce5" office:value-type="float" office:value="309" calcext:value-type="float">
            <text:p>309</text:p>
          </table:covered-table-cell>
          <table:covered-table-cell table:style-name="ce7" office:value-type="float" office:value="309" calcext:value-type="float">
            <text:p>309</text:p>
          </table:covered-table-cell>
          <table:covered-table-cell table:style-name="ce9" office:value-type="float" office:value="309" calcext:value-type="float">
            <text:p>309</text:p>
          </table:covered-table-cell>
          <table:table-cell table:style-name="ce28" office:value-type="float" office:value="309" calcext:value-type="float" table:number-columns-spanned="1" table:number-rows-spanned="2">
            <text:p>309</text:p>
          </table:table-cell>
          <table:table-cell table:style-name="ce13" office:value-type="float" office:value="309" calcext:value-type="float">
            <text:p>30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12" calcext:value-type="float">
            <text:p>312</text:p>
          </table:covered-table-cell>
          <table:covered-table-cell table:style-name="ce5" office:value-type="float" office:value="312" calcext:value-type="float">
            <text:p>312</text:p>
          </table:covered-table-cell>
          <table:covered-table-cell table:style-name="ce7" office:value-type="float" office:value="312" calcext:value-type="float">
            <text:p>312</text:p>
          </table:covered-table-cell>
          <table:covered-table-cell table:style-name="ce9" office:value-type="float" office:value="312" calcext:value-type="float">
            <text:p>312</text:p>
          </table:covered-table-cell>
          <table:covered-table-cell table:style-name="ce11" office:value-type="float" office:value="312" calcext:value-type="float">
            <text:p>312</text:p>
          </table:covered-table-cell>
          <table:table-cell table:style-name="ce13" office:value-type="float" office:value="312" calcext:value-type="float">
            <text:p>312</text:p>
          </table:table-cell>
          <table:table-cell table:number-columns-repeated="16378"/>
        </table:table-row>
        <table:table-row table:style-name="ro1">
          <table:table-cell table:style-name="ce15" office:value-type="float" office:value="330" calcext:value-type="float" table:number-columns-spanned="1" table:number-rows-spanned="32">
            <text:p>330</text:p>
          </table:table-cell>
          <table:table-cell table:style-name="ce19" office:value-type="float" office:value="330" calcext:value-type="float" table:number-columns-spanned="1" table:number-rows-spanned="16">
            <text:p>330</text:p>
          </table:table-cell>
          <table:table-cell table:style-name="ce22" office:value-type="float" office:value="330" calcext:value-type="float" table:number-columns-spanned="1" table:number-rows-spanned="8">
            <text:p>330</text:p>
          </table:table-cell>
          <table:table-cell table:style-name="ce25" office:value-type="float" office:value="316" calcext:value-type="float" table:number-columns-spanned="1" table:number-rows-spanned="4">
            <text:p>316</text:p>
          </table:table-cell>
          <table:table-cell table:style-name="ce28" office:value-type="float" office:value="316" calcext:value-type="float" table:number-columns-spanned="1" table:number-rows-spanned="2">
            <text:p>316</text:p>
          </table:table-cell>
          <table:table-cell table:style-name="ce13" office:value-type="float" office:value="316" calcext:value-type="float">
            <text:p>31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20" calcext:value-type="float">
            <text:p>320</text:p>
          </table:covered-table-cell>
          <table:covered-table-cell table:style-name="ce5" office:value-type="float" office:value="320" calcext:value-type="float">
            <text:p>320</text:p>
          </table:covered-table-cell>
          <table:covered-table-cell table:style-name="ce7" office:value-type="float" office:value="320" calcext:value-type="float">
            <text:p>320</text:p>
          </table:covered-table-cell>
          <table:covered-table-cell table:style-name="ce9" office:value-type="float" office:value="320" calcext:value-type="float">
            <text:p>320</text:p>
          </table:covered-table-cell>
          <table:covered-table-cell table:style-name="ce11" office:value-type="float" office:value="320" calcext:value-type="float">
            <text:p>320</text:p>
          </table:covered-table-cell>
          <table:table-cell table:style-name="ce13" office:value-type="float" office:value="320" calcext:value-type="float">
            <text:p>32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24" calcext:value-type="float">
            <text:p>324</text:p>
          </table:covered-table-cell>
          <table:covered-table-cell table:style-name="ce5" office:value-type="float" office:value="324" calcext:value-type="float">
            <text:p>324</text:p>
          </table:covered-table-cell>
          <table:covered-table-cell table:style-name="ce7" office:value-type="float" office:value="324" calcext:value-type="float">
            <text:p>324</text:p>
          </table:covered-table-cell>
          <table:covered-table-cell table:style-name="ce9" office:value-type="float" office:value="324" calcext:value-type="float">
            <text:p>324</text:p>
          </table:covered-table-cell>
          <table:table-cell table:style-name="ce28" office:value-type="float" office:value="324" calcext:value-type="float" table:number-columns-spanned="1" table:number-rows-spanned="2">
            <text:p>324</text:p>
          </table:table-cell>
          <table:table-cell table:style-name="ce13"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28" calcext:value-type="float">
            <text:p>328</text:p>
          </table:covered-table-cell>
          <table:covered-table-cell table:style-name="ce5" office:value-type="float" office:value="328" calcext:value-type="float">
            <text:p>328</text:p>
          </table:covered-table-cell>
          <table:covered-table-cell table:style-name="ce7" office:value-type="float" office:value="328" calcext:value-type="float">
            <text:p>328</text:p>
          </table:covered-table-cell>
          <table:covered-table-cell table:style-name="ce9" office:value-type="float" office:value="328" calcext:value-type="float">
            <text:p>328</text:p>
          </table:covered-table-cell>
          <table:covered-table-cell table:style-name="ce11" office:value-type="float" office:value="328" calcext:value-type="float">
            <text:p>328</text:p>
          </table:covered-table-cell>
          <table:table-cell table:style-name="ce13" office:value-type="float" office:value="328" calcext:value-type="float">
            <text:p>32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32" calcext:value-type="float">
            <text:p>332</text:p>
          </table:covered-table-cell>
          <table:covered-table-cell table:style-name="ce5" office:value-type="float" office:value="332" calcext:value-type="float">
            <text:p>332</text:p>
          </table:covered-table-cell>
          <table:covered-table-cell table:style-name="ce7" office:value-type="float" office:value="332" calcext:value-type="float">
            <text:p>332</text:p>
          </table:covered-table-cell>
          <table:table-cell table:style-name="ce25" office:value-type="float" office:value="332" calcext:value-type="float" table:number-columns-spanned="1" table:number-rows-spanned="4">
            <text:p>332</text:p>
          </table:table-cell>
          <table:table-cell table:style-name="ce28" office:value-type="float" office:value="332" calcext:value-type="float" table:number-columns-spanned="1" table:number-rows-spanned="2">
            <text:p>332</text:p>
          </table:table-cell>
          <table:table-cell table:style-name="ce13" office:value-type="float" office:value="332" calcext:value-type="float">
            <text:p>33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36" calcext:value-type="float">
            <text:p>336</text:p>
          </table:covered-table-cell>
          <table:covered-table-cell table:style-name="ce5" office:value-type="float" office:value="336" calcext:value-type="float">
            <text:p>336</text:p>
          </table:covered-table-cell>
          <table:covered-table-cell table:style-name="ce7" office:value-type="float" office:value="336" calcext:value-type="float">
            <text:p>336</text:p>
          </table:covered-table-cell>
          <table:covered-table-cell table:style-name="ce9" office:value-type="float" office:value="336" calcext:value-type="float">
            <text:p>336</text:p>
          </table:covered-table-cell>
          <table:covered-table-cell table:style-name="ce11" office:value-type="float" office:value="336" calcext:value-type="float">
            <text:p>336</text:p>
          </table:covered-table-cell>
          <table:table-cell table:style-name="ce13" office:value-type="float" office:value="336" calcext:value-type="float">
            <text:p>33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40" calcext:value-type="float">
            <text:p>340</text:p>
          </table:covered-table-cell>
          <table:covered-table-cell table:style-name="ce5" office:value-type="float" office:value="340" calcext:value-type="float">
            <text:p>340</text:p>
          </table:covered-table-cell>
          <table:covered-table-cell table:style-name="ce7" office:value-type="float" office:value="340" calcext:value-type="float">
            <text:p>340</text:p>
          </table:covered-table-cell>
          <table:covered-table-cell table:style-name="ce9" office:value-type="float" office:value="340" calcext:value-type="float">
            <text:p>340</text:p>
          </table:covered-table-cell>
          <table:table-cell table:style-name="ce28" office:value-type="float" office:value="340" calcext:value-type="float" table:number-columns-spanned="1" table:number-rows-spanned="2">
            <text:p>340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44" calcext:value-type="float">
            <text:p>344</text:p>
          </table:covered-table-cell>
          <table:covered-table-cell table:style-name="ce5" office:value-type="float" office:value="344" calcext:value-type="float">
            <text:p>344</text:p>
          </table:covered-table-cell>
          <table:covered-table-cell table:style-name="ce7" office:value-type="float" office:value="344" calcext:value-type="float">
            <text:p>344</text:p>
          </table:covered-table-cell>
          <table:covered-table-cell table:style-name="ce9" office:value-type="float" office:value="344" calcext:value-type="float">
            <text:p>344</text:p>
          </table:covered-table-cell>
          <table:covered-table-cell table:style-name="ce11" office:value-type="float" office:value="344" calcext:value-type="float">
            <text:p>344</text:p>
          </table:covered-table-cell>
          <table:table-cell table:style-name="ce13" office:value-type="float" office:value="344" calcext:value-type="float">
            <text:p>34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60" calcext:value-type="float">
            <text:p>360</text:p>
          </table:covered-table-cell>
          <table:covered-table-cell table:style-name="ce5" office:value-type="float" office:value="360" calcext:value-type="float">
            <text:p>360</text:p>
          </table:covered-table-cell>
          <table:table-cell table:style-name="ce22" office:value-type="float" office:value="360" calcext:value-type="float" table:number-columns-spanned="1" table:number-rows-spanned="8">
            <text:p>360</text:p>
          </table:table-cell>
          <table:table-cell table:style-name="ce25" office:value-type="float" office:value="348" calcext:value-type="float" table:number-columns-spanned="1" table:number-rows-spanned="4">
            <text:p>348</text:p>
          </table:table-cell>
          <table:table-cell table:style-name="ce28" office:value-type="float" office:value="348" calcext:value-type="float" table:number-columns-spanned="1" table:number-rows-spanned="2">
            <text:p>348</text:p>
          </table:table-cell>
          <table:table-cell table:style-name="ce13" office:value-type="float" office:value="348" calcext:value-type="float">
            <text:p>34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52" calcext:value-type="float">
            <text:p>352</text:p>
          </table:covered-table-cell>
          <table:covered-table-cell table:style-name="ce5" office:value-type="float" office:value="352" calcext:value-type="float">
            <text:p>352</text:p>
          </table:covered-table-cell>
          <table:covered-table-cell table:style-name="ce7" office:value-type="float" office:value="352" calcext:value-type="float">
            <text:p>352</text:p>
          </table:covered-table-cell>
          <table:covered-table-cell table:style-name="ce9" office:value-type="float" office:value="352" calcext:value-type="float">
            <text:p>352</text:p>
          </table:covered-table-cell>
          <table:covered-table-cell table:style-name="ce11" office:value-type="float" office:value="352" calcext:value-type="float">
            <text:p>352</text:p>
          </table:covered-table-cell>
          <table:table-cell table:style-name="ce13" office:value-type="float" office:value="352" calcext:value-type="float">
            <text:p>35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57" calcext:value-type="float">
            <text:p>357</text:p>
          </table:covered-table-cell>
          <table:covered-table-cell table:style-name="ce5" office:value-type="float" office:value="357" calcext:value-type="float">
            <text:p>357</text:p>
          </table:covered-table-cell>
          <table:covered-table-cell table:style-name="ce7" office:value-type="float" office:value="357" calcext:value-type="float">
            <text:p>357</text:p>
          </table:covered-table-cell>
          <table:covered-table-cell table:style-name="ce9" office:value-type="float" office:value="357" calcext:value-type="float">
            <text:p>357</text:p>
          </table:covered-table-cell>
          <table:table-cell table:style-name="ce28" office:value-type="float" office:value="357" calcext:value-type="float" table:number-columns-spanned="1" table:number-rows-spanned="2">
            <text:p>357</text:p>
          </table:table-cell>
          <table:table-cell table:style-name="ce13" office:value-type="float" office:value="357" calcext:value-type="float">
            <text:p>35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61" calcext:value-type="float">
            <text:p>361</text:p>
          </table:covered-table-cell>
          <table:covered-table-cell table:style-name="ce5" office:value-type="float" office:value="361" calcext:value-type="float">
            <text:p>361</text:p>
          </table:covered-table-cell>
          <table:covered-table-cell table:style-name="ce7" office:value-type="float" office:value="361" calcext:value-type="float">
            <text:p>361</text:p>
          </table:covered-table-cell>
          <table:covered-table-cell table:style-name="ce9" office:value-type="float" office:value="361" calcext:value-type="float">
            <text:p>361</text:p>
          </table:covered-table-cell>
          <table:covered-table-cell table:style-name="ce11" office:value-type="float" office:value="361" calcext:value-type="float">
            <text:p>361</text:p>
          </table:covered-table-cell>
          <table:table-cell table:style-name="ce13" office:value-type="float" office:value="361" calcext:value-type="float">
            <text:p>36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65" calcext:value-type="float">
            <text:p>365</text:p>
          </table:covered-table-cell>
          <table:covered-table-cell table:style-name="ce5" office:value-type="float" office:value="365" calcext:value-type="float">
            <text:p>365</text:p>
          </table:covered-table-cell>
          <table:covered-table-cell table:style-name="ce7" office:value-type="float" office:value="365" calcext:value-type="float">
            <text:p>365</text:p>
          </table:covered-table-cell>
          <table:table-cell table:style-name="ce25" office:value-type="float" office:value="365" calcext:value-type="float" table:number-columns-spanned="1" table:number-rows-spanned="4">
            <text:p>365</text:p>
          </table:table-cell>
          <table:table-cell table:style-name="ce28" office:value-type="float" office:value="365" calcext:value-type="float" table:number-columns-spanned="1" table:number-rows-spanned="2">
            <text:p>365</text:p>
          </table:table-cell>
          <table:table-cell table:style-name="ce13" office:value-type="float" office:value="365" calcext:value-type="float">
            <text:p>36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70" calcext:value-type="float">
            <text:p>370</text:p>
          </table:covered-table-cell>
          <table:covered-table-cell table:style-name="ce5" office:value-type="float" office:value="370" calcext:value-type="float">
            <text:p>370</text:p>
          </table:covered-table-cell>
          <table:covered-table-cell table:style-name="ce7" office:value-type="float" office:value="370" calcext:value-type="float">
            <text:p>370</text:p>
          </table:covered-table-cell>
          <table:covered-table-cell table:style-name="ce9" office:value-type="float" office:value="370" calcext:value-type="float">
            <text:p>370</text:p>
          </table:covered-table-cell>
          <table:covered-table-cell table:style-name="ce11" office:value-type="float" office:value="370" calcext:value-type="float">
            <text:p>370</text:p>
          </table:covered-table-cell>
          <table:table-cell table:style-name="ce13" office:value-type="float" office:value="370" calcext:value-type="float">
            <text:p>37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74" calcext:value-type="float">
            <text:p>374</text:p>
          </table:covered-table-cell>
          <table:covered-table-cell table:style-name="ce5" office:value-type="float" office:value="374" calcext:value-type="float">
            <text:p>374</text:p>
          </table:covered-table-cell>
          <table:covered-table-cell table:style-name="ce7" office:value-type="float" office:value="374" calcext:value-type="float">
            <text:p>374</text:p>
          </table:covered-table-cell>
          <table:covered-table-cell table:style-name="ce9" office:value-type="float" office:value="374" calcext:value-type="float">
            <text:p>374</text:p>
          </table:covered-table-cell>
          <table:table-cell table:style-name="ce28" office:value-type="float" office:value="374" calcext:value-type="float" table:number-columns-spanned="1" table:number-rows-spanned="2">
            <text:p>374</text:p>
          </table:table-cell>
          <table:table-cell table:style-name="ce13" office:value-type="float" office:value="374" calcext:value-type="float">
            <text:p>37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79" calcext:value-type="float">
            <text:p>379</text:p>
          </table:covered-table-cell>
          <table:covered-table-cell table:style-name="ce5" office:value-type="float" office:value="379" calcext:value-type="float">
            <text:p>379</text:p>
          </table:covered-table-cell>
          <table:covered-table-cell table:style-name="ce7" office:value-type="float" office:value="379" calcext:value-type="float">
            <text:p>379</text:p>
          </table:covered-table-cell>
          <table:covered-table-cell table:style-name="ce9" office:value-type="float" office:value="379" calcext:value-type="float">
            <text:p>379</text:p>
          </table:covered-table-cell>
          <table:covered-table-cell table:style-name="ce11" office:value-type="float" office:value="379" calcext:value-type="float">
            <text:p>379</text:p>
          </table:covered-table-cell>
          <table:table-cell table:style-name="ce13" office:value-type="float" office:value="379" calcext:value-type="float">
            <text:p>37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90" calcext:value-type="float">
            <text:p>390</text:p>
          </table:covered-table-cell>
          <table:table-cell table:style-name="ce19" office:value-type="float" office:value="390" calcext:value-type="float" table:number-columns-spanned="1" table:number-rows-spanned="16">
            <text:p>390</text:p>
          </table:table-cell>
          <table:table-cell table:style-name="ce22" office:value-type="float" office:value="390" calcext:value-type="float" table:number-columns-spanned="1" table:number-rows-spanned="8">
            <text:p>390</text:p>
          </table:table-cell>
          <table:table-cell table:style-name="ce25" office:value-type="float" office:value="383" calcext:value-type="float" table:number-columns-spanned="1" table:number-rows-spanned="4">
            <text:p>383</text:p>
          </table:table-cell>
          <table:table-cell table:style-name="ce28" office:value-type="float" office:value="383" calcext:value-type="float" table:number-columns-spanned="1" table:number-rows-spanned="2">
            <text:p>383</text:p>
          </table:table-cell>
          <table:table-cell table:style-name="ce13" office:value-type="float" office:value="383" calcext:value-type="float">
            <text:p>38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88" calcext:value-type="float">
            <text:p>388</text:p>
          </table:covered-table-cell>
          <table:covered-table-cell table:style-name="ce5" office:value-type="float" office:value="388" calcext:value-type="float">
            <text:p>388</text:p>
          </table:covered-table-cell>
          <table:covered-table-cell table:style-name="ce7" office:value-type="float" office:value="388" calcext:value-type="float">
            <text:p>388</text:p>
          </table:covered-table-cell>
          <table:covered-table-cell table:style-name="ce9" office:value-type="float" office:value="388" calcext:value-type="float">
            <text:p>388</text:p>
          </table:covered-table-cell>
          <table:covered-table-cell table:style-name="ce11" office:value-type="float" office:value="388" calcext:value-type="float">
            <text:p>388</text:p>
          </table:covered-table-cell>
          <table:table-cell table:style-name="ce13" office:value-type="float" office:value="388" calcext:value-type="float">
            <text:p>38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92" calcext:value-type="float">
            <text:p>392</text:p>
          </table:covered-table-cell>
          <table:covered-table-cell table:style-name="ce5" office:value-type="float" office:value="392" calcext:value-type="float">
            <text:p>392</text:p>
          </table:covered-table-cell>
          <table:covered-table-cell table:style-name="ce7" office:value-type="float" office:value="392" calcext:value-type="float">
            <text:p>392</text:p>
          </table:covered-table-cell>
          <table:covered-table-cell table:style-name="ce9" office:value-type="float" office:value="392" calcext:value-type="float">
            <text:p>392</text:p>
          </table:covered-table-cell>
          <table:table-cell table:style-name="ce28" office:value-type="float" office:value="392" calcext:value-type="float" table:number-columns-spanned="1" table:number-rows-spanned="2">
            <text:p>392</text:p>
          </table:table-cell>
          <table:table-cell table:style-name="ce13" office:value-type="float" office:value="392" calcext:value-type="float">
            <text:p>39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397" calcext:value-type="float">
            <text:p>397</text:p>
          </table:covered-table-cell>
          <table:covered-table-cell table:style-name="ce5" office:value-type="float" office:value="397" calcext:value-type="float">
            <text:p>397</text:p>
          </table:covered-table-cell>
          <table:covered-table-cell table:style-name="ce7" office:value-type="float" office:value="397" calcext:value-type="float">
            <text:p>397</text:p>
          </table:covered-table-cell>
          <table:covered-table-cell table:style-name="ce9" office:value-type="float" office:value="397" calcext:value-type="float">
            <text:p>397</text:p>
          </table:covered-table-cell>
          <table:covered-table-cell table:style-name="ce11" office:value-type="float" office:value="397" calcext:value-type="float">
            <text:p>397</text:p>
          </table:covered-table-cell>
          <table:table-cell table:style-name="ce13" office:value-type="float" office:value="397" calcext:value-type="float">
            <text:p>39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02" calcext:value-type="float">
            <text:p>402</text:p>
          </table:covered-table-cell>
          <table:covered-table-cell table:style-name="ce5" office:value-type="float" office:value="402" calcext:value-type="float">
            <text:p>402</text:p>
          </table:covered-table-cell>
          <table:covered-table-cell table:style-name="ce7" office:value-type="float" office:value="402" calcext:value-type="float">
            <text:p>402</text:p>
          </table:covered-table-cell>
          <table:table-cell table:style-name="ce25" office:value-type="float" office:value="402" calcext:value-type="float" table:number-columns-spanned="1" table:number-rows-spanned="4">
            <text:p>402</text:p>
          </table:table-cell>
          <table:table-cell table:style-name="ce28" office:value-type="float" office:value="402" calcext:value-type="float" table:number-columns-spanned="1" table:number-rows-spanned="2">
            <text:p>402</text:p>
          </table:table-cell>
          <table:table-cell table:style-name="ce13" office:value-type="float" office:value="402" calcext:value-type="float">
            <text:p>40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07" calcext:value-type="float">
            <text:p>407</text:p>
          </table:covered-table-cell>
          <table:covered-table-cell table:style-name="ce5" office:value-type="float" office:value="407" calcext:value-type="float">
            <text:p>407</text:p>
          </table:covered-table-cell>
          <table:covered-table-cell table:style-name="ce7" office:value-type="float" office:value="407" calcext:value-type="float">
            <text:p>407</text:p>
          </table:covered-table-cell>
          <table:covered-table-cell table:style-name="ce9" office:value-type="float" office:value="407" calcext:value-type="float">
            <text:p>407</text:p>
          </table:covered-table-cell>
          <table:covered-table-cell table:style-name="ce11" office:value-type="float" office:value="407" calcext:value-type="float">
            <text:p>407</text:p>
          </table:covered-table-cell>
          <table:table-cell table:style-name="ce13" office:value-type="float" office:value="407" calcext:value-type="float">
            <text:p>40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12" calcext:value-type="float">
            <text:p>412</text:p>
          </table:covered-table-cell>
          <table:covered-table-cell table:style-name="ce5" office:value-type="float" office:value="412" calcext:value-type="float">
            <text:p>412</text:p>
          </table:covered-table-cell>
          <table:covered-table-cell table:style-name="ce7" office:value-type="float" office:value="412" calcext:value-type="float">
            <text:p>412</text:p>
          </table:covered-table-cell>
          <table:covered-table-cell table:style-name="ce9" office:value-type="float" office:value="412" calcext:value-type="float">
            <text:p>412</text:p>
          </table:covered-table-cell>
          <table:table-cell table:style-name="ce28" office:value-type="float" office:value="412" calcext:value-type="float" table:number-columns-spanned="1" table:number-rows-spanned="2">
            <text:p>412</text:p>
          </table:table-cell>
          <table:table-cell table:style-name="ce13" office:value-type="float" office:value="412" calcext:value-type="float">
            <text:p>41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17" calcext:value-type="float">
            <text:p>417</text:p>
          </table:covered-table-cell>
          <table:covered-table-cell table:style-name="ce5" office:value-type="float" office:value="417" calcext:value-type="float">
            <text:p>417</text:p>
          </table:covered-table-cell>
          <table:covered-table-cell table:style-name="ce7" office:value-type="float" office:value="417" calcext:value-type="float">
            <text:p>417</text:p>
          </table:covered-table-cell>
          <table:covered-table-cell table:style-name="ce9" office:value-type="float" office:value="417" calcext:value-type="float">
            <text:p>417</text:p>
          </table:covered-table-cell>
          <table:covered-table-cell table:style-name="ce11" office:value-type="float" office:value="417" calcext:value-type="float">
            <text:p>417</text:p>
          </table:covered-table-cell>
          <table:table-cell table:style-name="ce13"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30" calcext:value-type="float">
            <text:p>430</text:p>
          </table:covered-table-cell>
          <table:covered-table-cell table:style-name="ce5" office:value-type="float" office:value="430" calcext:value-type="float">
            <text:p>430</text:p>
          </table:covered-table-cell>
          <table:table-cell table:style-name="ce22" office:value-type="float" office:value="430" calcext:value-type="float" table:number-columns-spanned="1" table:number-rows-spanned="8">
            <text:p>430</text:p>
          </table:table-cell>
          <table:table-cell table:style-name="ce25" office:value-type="float" office:value="422" calcext:value-type="float" table:number-columns-spanned="1" table:number-rows-spanned="4">
            <text:p>422</text:p>
          </table:table-cell>
          <table:table-cell table:style-name="ce28" office:value-type="float" office:value="422" calcext:value-type="float" table:number-columns-spanned="1" table:number-rows-spanned="2">
            <text:p>422</text:p>
          </table:table-cell>
          <table:table-cell table:style-name="ce13" office:value-type="float" office:value="422" calcext:value-type="float">
            <text:p>42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27" calcext:value-type="float">
            <text:p>427</text:p>
          </table:covered-table-cell>
          <table:covered-table-cell table:style-name="ce5" office:value-type="float" office:value="427" calcext:value-type="float">
            <text:p>427</text:p>
          </table:covered-table-cell>
          <table:covered-table-cell table:style-name="ce7" office:value-type="float" office:value="427" calcext:value-type="float">
            <text:p>427</text:p>
          </table:covered-table-cell>
          <table:covered-table-cell table:style-name="ce9" office:value-type="float" office:value="427" calcext:value-type="float">
            <text:p>427</text:p>
          </table:covered-table-cell>
          <table:covered-table-cell table:style-name="ce11" office:value-type="float" office:value="427" calcext:value-type="float">
            <text:p>427</text:p>
          </table:covered-table-cell>
          <table:table-cell table:style-name="ce13" office:value-type="float" office:value="427" calcext:value-type="float">
            <text:p>42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32" calcext:value-type="float">
            <text:p>432</text:p>
          </table:covered-table-cell>
          <table:covered-table-cell table:style-name="ce5" office:value-type="float" office:value="432" calcext:value-type="float">
            <text:p>432</text:p>
          </table:covered-table-cell>
          <table:covered-table-cell table:style-name="ce7" office:value-type="float" office:value="432" calcext:value-type="float">
            <text:p>432</text:p>
          </table:covered-table-cell>
          <table:covered-table-cell table:style-name="ce9" office:value-type="float" office:value="432" calcext:value-type="float">
            <text:p>432</text:p>
          </table:covered-table-cell>
          <table:table-cell table:style-name="ce28" office:value-type="float" office:value="432" calcext:value-type="float" table:number-columns-spanned="1" table:number-rows-spanned="2">
            <text:p>432</text:p>
          </table:table-cell>
          <table:table-cell table:style-name="ce13" office:value-type="float" office:value="432" calcext:value-type="float">
            <text:p>43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37" calcext:value-type="float">
            <text:p>437</text:p>
          </table:covered-table-cell>
          <table:covered-table-cell table:style-name="ce5" office:value-type="float" office:value="437" calcext:value-type="float">
            <text:p>437</text:p>
          </table:covered-table-cell>
          <table:covered-table-cell table:style-name="ce7" office:value-type="float" office:value="437" calcext:value-type="float">
            <text:p>437</text:p>
          </table:covered-table-cell>
          <table:covered-table-cell table:style-name="ce9" office:value-type="float" office:value="437" calcext:value-type="float">
            <text:p>437</text:p>
          </table:covered-table-cell>
          <table:covered-table-cell table:style-name="ce11" office:value-type="float" office:value="437" calcext:value-type="float">
            <text:p>437</text:p>
          </table:covered-table-cell>
          <table:table-cell table:style-name="ce13" office:value-type="float" office:value="437" calcext:value-type="float">
            <text:p>43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42" calcext:value-type="float">
            <text:p>442</text:p>
          </table:covered-table-cell>
          <table:covered-table-cell table:style-name="ce5" office:value-type="float" office:value="442" calcext:value-type="float">
            <text:p>442</text:p>
          </table:covered-table-cell>
          <table:covered-table-cell table:style-name="ce7" office:value-type="float" office:value="442" calcext:value-type="float">
            <text:p>442</text:p>
          </table:covered-table-cell>
          <table:table-cell table:style-name="ce25" office:value-type="float" office:value="442" calcext:value-type="float" table:number-columns-spanned="1" table:number-rows-spanned="4">
            <text:p>442</text:p>
          </table:table-cell>
          <table:table-cell table:style-name="ce28" office:value-type="float" office:value="442" calcext:value-type="float" table:number-columns-spanned="1" table:number-rows-spanned="2">
            <text:p>442</text:p>
          </table:table-cell>
          <table:table-cell table:style-name="ce13" office:value-type="float" office:value="442" calcext:value-type="float">
            <text:p>44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48" calcext:value-type="float">
            <text:p>448</text:p>
          </table:covered-table-cell>
          <table:covered-table-cell table:style-name="ce5" office:value-type="float" office:value="448" calcext:value-type="float">
            <text:p>448</text:p>
          </table:covered-table-cell>
          <table:covered-table-cell table:style-name="ce7" office:value-type="float" office:value="448" calcext:value-type="float">
            <text:p>448</text:p>
          </table:covered-table-cell>
          <table:covered-table-cell table:style-name="ce9" office:value-type="float" office:value="448" calcext:value-type="float">
            <text:p>448</text:p>
          </table:covered-table-cell>
          <table:covered-table-cell table:style-name="ce11" office:value-type="float" office:value="448" calcext:value-type="float">
            <text:p>448</text:p>
          </table:covered-table-cell>
          <table:table-cell table:style-name="ce13" office:value-type="float" office:value="448" calcext:value-type="float">
            <text:p>44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53" calcext:value-type="float">
            <text:p>453</text:p>
          </table:covered-table-cell>
          <table:covered-table-cell table:style-name="ce5" office:value-type="float" office:value="453" calcext:value-type="float">
            <text:p>453</text:p>
          </table:covered-table-cell>
          <table:covered-table-cell table:style-name="ce7" office:value-type="float" office:value="453" calcext:value-type="float">
            <text:p>453</text:p>
          </table:covered-table-cell>
          <table:covered-table-cell table:style-name="ce9" office:value-type="float" office:value="453" calcext:value-type="float">
            <text:p>453</text:p>
          </table:covered-table-cell>
          <table:table-cell table:style-name="ce28" office:value-type="float" office:value="453" calcext:value-type="float" table:number-columns-spanned="1" table:number-rows-spanned="2">
            <text:p>453</text:p>
          </table:table-cell>
          <table:table-cell table:style-name="ce13" office:value-type="float" office:value="453" calcext:value-type="float">
            <text:p>45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59" calcext:value-type="float">
            <text:p>459</text:p>
          </table:covered-table-cell>
          <table:covered-table-cell table:style-name="ce5" office:value-type="float" office:value="459" calcext:value-type="float">
            <text:p>459</text:p>
          </table:covered-table-cell>
          <table:covered-table-cell table:style-name="ce7" office:value-type="float" office:value="459" calcext:value-type="float">
            <text:p>459</text:p>
          </table:covered-table-cell>
          <table:covered-table-cell table:style-name="ce9" office:value-type="float" office:value="459" calcext:value-type="float">
            <text:p>459</text:p>
          </table:covered-table-cell>
          <table:covered-table-cell table:style-name="ce11" office:value-type="float" office:value="459" calcext:value-type="float">
            <text:p>459</text:p>
          </table:covered-table-cell>
          <table:table-cell table:style-name="ce13" office:value-type="float" office:value="459" calcext:value-type="float">
            <text:p>459</text:p>
          </table:table-cell>
          <table:table-cell table:number-columns-repeated="16378"/>
        </table:table-row>
        <table:table-row table:style-name="ro1">
          <table:table-cell table:style-name="ce15" office:value-type="float" office:value="470" calcext:value-type="float" table:number-columns-spanned="1" table:number-rows-spanned="32">
            <text:p>470</text:p>
          </table:table-cell>
          <table:table-cell table:style-name="ce19" office:value-type="float" office:value="470" calcext:value-type="float" table:number-columns-spanned="1" table:number-rows-spanned="16">
            <text:p>470</text:p>
          </table:table-cell>
          <table:table-cell table:style-name="ce22" office:value-type="float" office:value="470" calcext:value-type="float" table:number-columns-spanned="1" table:number-rows-spanned="8">
            <text:p>470</text:p>
          </table:table-cell>
          <table:table-cell table:style-name="ce25" office:value-type="float" office:value="464" calcext:value-type="float" table:number-columns-spanned="1" table:number-rows-spanned="4">
            <text:p>464</text:p>
          </table:table-cell>
          <table:table-cell table:style-name="ce28" office:value-type="float" office:value="464" calcext:value-type="float" table:number-columns-spanned="1" table:number-rows-spanned="2">
            <text:p>464</text:p>
          </table:table-cell>
          <table:table-cell table:style-name="ce13" office:value-type="float" office:value="464" calcext:value-type="float">
            <text:p>46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70" calcext:value-type="float">
            <text:p>470</text:p>
          </table:covered-table-cell>
          <table:covered-table-cell table:style-name="ce5" office:value-type="float" office:value="470" calcext:value-type="float">
            <text:p>470</text:p>
          </table:covered-table-cell>
          <table:covered-table-cell table:style-name="ce7" office:value-type="float" office:value="470" calcext:value-type="float">
            <text:p>470</text:p>
          </table:covered-table-cell>
          <table:covered-table-cell table:style-name="ce9" office:value-type="float" office:value="470" calcext:value-type="float">
            <text:p>470</text:p>
          </table:covered-table-cell>
          <table:covered-table-cell table:style-name="ce11" office:value-type="float" office:value="470" calcext:value-type="float">
            <text:p>470</text:p>
          </table:covered-table-cell>
          <table:table-cell table:style-name="ce13" office:value-type="float" office:value="470" calcext:value-type="float">
            <text:p>47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75" calcext:value-type="float">
            <text:p>475</text:p>
          </table:covered-table-cell>
          <table:covered-table-cell table:style-name="ce5" office:value-type="float" office:value="475" calcext:value-type="float">
            <text:p>475</text:p>
          </table:covered-table-cell>
          <table:covered-table-cell table:style-name="ce7" office:value-type="float" office:value="475" calcext:value-type="float">
            <text:p>475</text:p>
          </table:covered-table-cell>
          <table:covered-table-cell table:style-name="ce9" office:value-type="float" office:value="475" calcext:value-type="float">
            <text:p>475</text:p>
          </table:covered-table-cell>
          <table:table-cell table:style-name="ce28" office:value-type="float" office:value="475" calcext:value-type="float" table:number-columns-spanned="1" table:number-rows-spanned="2">
            <text:p>475</text:p>
          </table:table-cell>
          <table:table-cell table:style-name="ce13" office:value-type="float" office:value="475" calcext:value-type="float">
            <text:p>47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81" calcext:value-type="float">
            <text:p>481</text:p>
          </table:covered-table-cell>
          <table:covered-table-cell table:style-name="ce5" office:value-type="float" office:value="481" calcext:value-type="float">
            <text:p>481</text:p>
          </table:covered-table-cell>
          <table:covered-table-cell table:style-name="ce7" office:value-type="float" office:value="481" calcext:value-type="float">
            <text:p>481</text:p>
          </table:covered-table-cell>
          <table:covered-table-cell table:style-name="ce9" office:value-type="float" office:value="481" calcext:value-type="float">
            <text:p>481</text:p>
          </table:covered-table-cell>
          <table:covered-table-cell table:style-name="ce11" office:value-type="float" office:value="481" calcext:value-type="float">
            <text:p>481</text:p>
          </table:covered-table-cell>
          <table:table-cell table:style-name="ce13" office:value-type="float" office:value="481" calcext:value-type="float">
            <text:p>48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87" calcext:value-type="float">
            <text:p>487</text:p>
          </table:covered-table-cell>
          <table:covered-table-cell table:style-name="ce5" office:value-type="float" office:value="487" calcext:value-type="float">
            <text:p>487</text:p>
          </table:covered-table-cell>
          <table:covered-table-cell table:style-name="ce7" office:value-type="float" office:value="487" calcext:value-type="float">
            <text:p>487</text:p>
          </table:covered-table-cell>
          <table:table-cell table:style-name="ce25" office:value-type="float" office:value="487" calcext:value-type="float" table:number-columns-spanned="1" table:number-rows-spanned="4">
            <text:p>487</text:p>
          </table:table-cell>
          <table:table-cell table:style-name="ce28" office:value-type="float" office:value="487" calcext:value-type="float" table:number-columns-spanned="1" table:number-rows-spanned="2">
            <text:p>487</text:p>
          </table:table-cell>
          <table:table-cell table:style-name="ce13" office:value-type="float" office:value="487" calcext:value-type="float">
            <text:p>48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93" calcext:value-type="float">
            <text:p>493</text:p>
          </table:covered-table-cell>
          <table:covered-table-cell table:style-name="ce5" office:value-type="float" office:value="493" calcext:value-type="float">
            <text:p>493</text:p>
          </table:covered-table-cell>
          <table:covered-table-cell table:style-name="ce7" office:value-type="float" office:value="493" calcext:value-type="float">
            <text:p>493</text:p>
          </table:covered-table-cell>
          <table:covered-table-cell table:style-name="ce9" office:value-type="float" office:value="493" calcext:value-type="float">
            <text:p>493</text:p>
          </table:covered-table-cell>
          <table:covered-table-cell table:style-name="ce11" office:value-type="float" office:value="493" calcext:value-type="float">
            <text:p>493</text:p>
          </table:covered-table-cell>
          <table:table-cell table:style-name="ce13" office:value-type="float" office:value="493" calcext:value-type="float">
            <text:p>49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499" calcext:value-type="float">
            <text:p>499</text:p>
          </table:covered-table-cell>
          <table:covered-table-cell table:style-name="ce5" office:value-type="float" office:value="499" calcext:value-type="float">
            <text:p>499</text:p>
          </table:covered-table-cell>
          <table:covered-table-cell table:style-name="ce7" office:value-type="float" office:value="499" calcext:value-type="float">
            <text:p>499</text:p>
          </table:covered-table-cell>
          <table:covered-table-cell table:style-name="ce9" office:value-type="float" office:value="499" calcext:value-type="float">
            <text:p>499</text:p>
          </table:covered-table-cell>
          <table:table-cell table:style-name="ce28" office:value-type="float" office:value="499" calcext:value-type="float" table:number-columns-spanned="1" table:number-rows-spanned="2">
            <text:p>499</text:p>
          </table:table-cell>
          <table:table-cell table:style-name="ce13" office:value-type="float" office:value="499" calcext:value-type="float">
            <text:p>49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05" calcext:value-type="float">
            <text:p>505</text:p>
          </table:covered-table-cell>
          <table:covered-table-cell table:style-name="ce5" office:value-type="float" office:value="505" calcext:value-type="float">
            <text:p>505</text:p>
          </table:covered-table-cell>
          <table:covered-table-cell table:style-name="ce7" office:value-type="float" office:value="505" calcext:value-type="float">
            <text:p>505</text:p>
          </table:covered-table-cell>
          <table:covered-table-cell table:style-name="ce9" office:value-type="float" office:value="505" calcext:value-type="float">
            <text:p>505</text:p>
          </table:covered-table-cell>
          <table:covered-table-cell table:style-name="ce11" office:value-type="float" office:value="505" calcext:value-type="float">
            <text:p>505</text:p>
          </table:covered-table-cell>
          <table:table-cell table:style-name="ce13" office:value-type="float" office:value="505" calcext:value-type="float">
            <text:p>50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10" calcext:value-type="float">
            <text:p>510</text:p>
          </table:covered-table-cell>
          <table:covered-table-cell table:style-name="ce5" office:value-type="float" office:value="510" calcext:value-type="float">
            <text:p>510</text:p>
          </table:covered-table-cell>
          <table:table-cell table:style-name="ce22" office:value-type="float" office:value="510" calcext:value-type="float" table:number-columns-spanned="1" table:number-rows-spanned="8">
            <text:p>510</text:p>
          </table:table-cell>
          <table:table-cell table:style-name="ce25" office:value-type="float" office:value="511" calcext:value-type="float" table:number-columns-spanned="1" table:number-rows-spanned="4">
            <text:p>511</text:p>
          </table:table-cell>
          <table:table-cell table:style-name="ce28" office:value-type="float" office:value="511" calcext:value-type="float" table:number-columns-spanned="1" table:number-rows-spanned="2">
            <text:p>511</text:p>
          </table:table-cell>
          <table:table-cell table:style-name="ce13" office:value-type="float" office:value="511" calcext:value-type="float">
            <text:p>51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17" calcext:value-type="float">
            <text:p>517</text:p>
          </table:covered-table-cell>
          <table:covered-table-cell table:style-name="ce5" office:value-type="float" office:value="517" calcext:value-type="float">
            <text:p>517</text:p>
          </table:covered-table-cell>
          <table:covered-table-cell table:style-name="ce7" office:value-type="float" office:value="517" calcext:value-type="float">
            <text:p>517</text:p>
          </table:covered-table-cell>
          <table:covered-table-cell table:style-name="ce9" office:value-type="float" office:value="517" calcext:value-type="float">
            <text:p>517</text:p>
          </table:covered-table-cell>
          <table:covered-table-cell table:style-name="ce11" office:value-type="float" office:value="517" calcext:value-type="float">
            <text:p>517</text:p>
          </table:covered-table-cell>
          <table:table-cell table:style-name="ce13" office:value-type="float" office:value="517" calcext:value-type="float">
            <text:p>51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23" calcext:value-type="float">
            <text:p>523</text:p>
          </table:covered-table-cell>
          <table:covered-table-cell table:style-name="ce5" office:value-type="float" office:value="523" calcext:value-type="float">
            <text:p>523</text:p>
          </table:covered-table-cell>
          <table:covered-table-cell table:style-name="ce7" office:value-type="float" office:value="523" calcext:value-type="float">
            <text:p>523</text:p>
          </table:covered-table-cell>
          <table:covered-table-cell table:style-name="ce9" office:value-type="float" office:value="523" calcext:value-type="float">
            <text:p>523</text:p>
          </table:covered-table-cell>
          <table:table-cell table:style-name="ce28" office:value-type="float" office:value="523" calcext:value-type="float" table:number-columns-spanned="1" table:number-rows-spanned="2">
            <text:p>523</text:p>
          </table:table-cell>
          <table:table-cell table:style-name="ce13" office:value-type="float" office:value="523" calcext:value-type="float">
            <text:p>52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30" calcext:value-type="float">
            <text:p>530</text:p>
          </table:covered-table-cell>
          <table:covered-table-cell table:style-name="ce5" office:value-type="float" office:value="530" calcext:value-type="float">
            <text:p>530</text:p>
          </table:covered-table-cell>
          <table:covered-table-cell table:style-name="ce7" office:value-type="float" office:value="530" calcext:value-type="float">
            <text:p>530</text:p>
          </table:covered-table-cell>
          <table:covered-table-cell table:style-name="ce9" office:value-type="float" office:value="530" calcext:value-type="float">
            <text:p>530</text:p>
          </table:covered-table-cell>
          <table:covered-table-cell table:style-name="ce11" office:value-type="float" office:value="530" calcext:value-type="float">
            <text:p>530</text:p>
          </table:covered-table-cell>
          <table:table-cell table:style-name="ce13" office:value-type="float" office:value="530" calcext:value-type="float">
            <text:p>53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36" calcext:value-type="float">
            <text:p>536</text:p>
          </table:covered-table-cell>
          <table:covered-table-cell table:style-name="ce5" office:value-type="float" office:value="536" calcext:value-type="float">
            <text:p>536</text:p>
          </table:covered-table-cell>
          <table:covered-table-cell table:style-name="ce7" office:value-type="float" office:value="536" calcext:value-type="float">
            <text:p>536</text:p>
          </table:covered-table-cell>
          <table:table-cell table:style-name="ce25" office:value-type="float" office:value="536" calcext:value-type="float" table:number-columns-spanned="1" table:number-rows-spanned="4">
            <text:p>536</text:p>
          </table:table-cell>
          <table:table-cell table:style-name="ce28" office:value-type="float" office:value="536" calcext:value-type="float" table:number-columns-spanned="1" table:number-rows-spanned="2">
            <text:p>536</text:p>
          </table:table-cell>
          <table:table-cell table:style-name="ce13" office:value-type="float" office:value="536" calcext:value-type="float">
            <text:p>53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42" calcext:value-type="float">
            <text:p>542</text:p>
          </table:covered-table-cell>
          <table:covered-table-cell table:style-name="ce5" office:value-type="float" office:value="542" calcext:value-type="float">
            <text:p>542</text:p>
          </table:covered-table-cell>
          <table:covered-table-cell table:style-name="ce7" office:value-type="float" office:value="542" calcext:value-type="float">
            <text:p>542</text:p>
          </table:covered-table-cell>
          <table:covered-table-cell table:style-name="ce9" office:value-type="float" office:value="542" calcext:value-type="float">
            <text:p>542</text:p>
          </table:covered-table-cell>
          <table:covered-table-cell table:style-name="ce11" office:value-type="float" office:value="542" calcext:value-type="float">
            <text:p>542</text:p>
          </table:covered-table-cell>
          <table:table-cell table:style-name="ce13" office:value-type="float" office:value="542" calcext:value-type="float">
            <text:p>54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49" calcext:value-type="float">
            <text:p>549</text:p>
          </table:covered-table-cell>
          <table:covered-table-cell table:style-name="ce5" office:value-type="float" office:value="549" calcext:value-type="float">
            <text:p>549</text:p>
          </table:covered-table-cell>
          <table:covered-table-cell table:style-name="ce7" office:value-type="float" office:value="549" calcext:value-type="float">
            <text:p>549</text:p>
          </table:covered-table-cell>
          <table:covered-table-cell table:style-name="ce9" office:value-type="float" office:value="549" calcext:value-type="float">
            <text:p>549</text:p>
          </table:covered-table-cell>
          <table:table-cell table:style-name="ce28" office:value-type="float" office:value="549" calcext:value-type="float" table:number-columns-spanned="1" table:number-rows-spanned="2">
            <text:p>549</text:p>
          </table:table-cell>
          <table:table-cell table:style-name="ce13" office:value-type="float" office:value="549" calcext:value-type="float">
            <text:p>54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56" calcext:value-type="float">
            <text:p>556</text:p>
          </table:covered-table-cell>
          <table:covered-table-cell table:style-name="ce5" office:value-type="float" office:value="556" calcext:value-type="float">
            <text:p>556</text:p>
          </table:covered-table-cell>
          <table:covered-table-cell table:style-name="ce7" office:value-type="float" office:value="556" calcext:value-type="float">
            <text:p>556</text:p>
          </table:covered-table-cell>
          <table:covered-table-cell table:style-name="ce9" office:value-type="float" office:value="556" calcext:value-type="float">
            <text:p>556</text:p>
          </table:covered-table-cell>
          <table:covered-table-cell table:style-name="ce11" office:value-type="float" office:value="556" calcext:value-type="float">
            <text:p>556</text:p>
          </table:covered-table-cell>
          <table:table-cell table:style-name="ce13" office:value-type="float" office:value="556" calcext:value-type="float">
            <text:p>55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60" calcext:value-type="float">
            <text:p>560</text:p>
          </table:covered-table-cell>
          <table:table-cell table:style-name="ce19" office:value-type="float" office:value="560" calcext:value-type="float" table:number-columns-spanned="1" table:number-rows-spanned="16">
            <text:p>560</text:p>
          </table:table-cell>
          <table:table-cell table:style-name="ce22" office:value-type="float" office:value="560" calcext:value-type="float" table:number-columns-spanned="1" table:number-rows-spanned="8">
            <text:p>560</text:p>
          </table:table-cell>
          <table:table-cell table:style-name="ce25" office:value-type="float" office:value="562" calcext:value-type="float" table:number-columns-spanned="1" table:number-rows-spanned="4">
            <text:p>562</text:p>
          </table:table-cell>
          <table:table-cell table:style-name="ce28" office:value-type="float" office:value="562" calcext:value-type="float" table:number-columns-spanned="1" table:number-rows-spanned="2">
            <text:p>562</text:p>
          </table:table-cell>
          <table:table-cell table:style-name="ce13" office:value-type="float" office:value="562" calcext:value-type="float">
            <text:p>56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69" calcext:value-type="float">
            <text:p>569</text:p>
          </table:covered-table-cell>
          <table:covered-table-cell table:style-name="ce5" office:value-type="float" office:value="569" calcext:value-type="float">
            <text:p>569</text:p>
          </table:covered-table-cell>
          <table:covered-table-cell table:style-name="ce7" office:value-type="float" office:value="569" calcext:value-type="float">
            <text:p>569</text:p>
          </table:covered-table-cell>
          <table:covered-table-cell table:style-name="ce9" office:value-type="float" office:value="569" calcext:value-type="float">
            <text:p>569</text:p>
          </table:covered-table-cell>
          <table:covered-table-cell table:style-name="ce11" office:value-type="float" office:value="569" calcext:value-type="float">
            <text:p>569</text:p>
          </table:covered-table-cell>
          <table:table-cell table:style-name="ce13" office:value-type="float" office:value="569" calcext:value-type="float">
            <text:p>56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76" calcext:value-type="float">
            <text:p>576</text:p>
          </table:covered-table-cell>
          <table:covered-table-cell table:style-name="ce5" office:value-type="float" office:value="576" calcext:value-type="float">
            <text:p>576</text:p>
          </table:covered-table-cell>
          <table:covered-table-cell table:style-name="ce7" office:value-type="float" office:value="576" calcext:value-type="float">
            <text:p>576</text:p>
          </table:covered-table-cell>
          <table:covered-table-cell table:style-name="ce9" office:value-type="float" office:value="576" calcext:value-type="float">
            <text:p>576</text:p>
          </table:covered-table-cell>
          <table:table-cell table:style-name="ce28" office:value-type="float" office:value="576" calcext:value-type="float" table:number-columns-spanned="1" table:number-rows-spanned="2">
            <text:p>576</text:p>
          </table:table-cell>
          <table:table-cell table:style-name="ce13" office:value-type="float" office:value="576" calcext:value-type="float">
            <text:p>57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83" calcext:value-type="float">
            <text:p>583</text:p>
          </table:covered-table-cell>
          <table:covered-table-cell table:style-name="ce5" office:value-type="float" office:value="583" calcext:value-type="float">
            <text:p>583</text:p>
          </table:covered-table-cell>
          <table:covered-table-cell table:style-name="ce7" office:value-type="float" office:value="583" calcext:value-type="float">
            <text:p>583</text:p>
          </table:covered-table-cell>
          <table:covered-table-cell table:style-name="ce9" office:value-type="float" office:value="583" calcext:value-type="float">
            <text:p>583</text:p>
          </table:covered-table-cell>
          <table:covered-table-cell table:style-name="ce11" office:value-type="float" office:value="583" calcext:value-type="float">
            <text:p>583</text:p>
          </table:covered-table-cell>
          <table:table-cell table:style-name="ce13" office:value-type="float" office:value="583" calcext:value-type="float">
            <text:p>58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90" calcext:value-type="float">
            <text:p>590</text:p>
          </table:covered-table-cell>
          <table:covered-table-cell table:style-name="ce5" office:value-type="float" office:value="590" calcext:value-type="float">
            <text:p>590</text:p>
          </table:covered-table-cell>
          <table:covered-table-cell table:style-name="ce7" office:value-type="float" office:value="590" calcext:value-type="float">
            <text:p>590</text:p>
          </table:covered-table-cell>
          <table:table-cell table:style-name="ce25" office:value-type="float" office:value="590" calcext:value-type="float" table:number-columns-spanned="1" table:number-rows-spanned="4">
            <text:p>590</text:p>
          </table:table-cell>
          <table:table-cell table:style-name="ce28" office:value-type="float" office:value="590" calcext:value-type="float" table:number-columns-spanned="1" table:number-rows-spanned="2">
            <text:p>590</text:p>
          </table:table-cell>
          <table:table-cell table:style-name="ce13" office:value-type="float" office:value="590" calcext:value-type="float">
            <text:p>59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597" calcext:value-type="float">
            <text:p>597</text:p>
          </table:covered-table-cell>
          <table:covered-table-cell table:style-name="ce5" office:value-type="float" office:value="597" calcext:value-type="float">
            <text:p>597</text:p>
          </table:covered-table-cell>
          <table:covered-table-cell table:style-name="ce7" office:value-type="float" office:value="597" calcext:value-type="float">
            <text:p>597</text:p>
          </table:covered-table-cell>
          <table:covered-table-cell table:style-name="ce9" office:value-type="float" office:value="597" calcext:value-type="float">
            <text:p>597</text:p>
          </table:covered-table-cell>
          <table:covered-table-cell table:style-name="ce11" office:value-type="float" office:value="597" calcext:value-type="float">
            <text:p>597</text:p>
          </table:covered-table-cell>
          <table:table-cell table:style-name="ce13" office:value-type="float" office:value="597" calcext:value-type="float">
            <text:p>59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04" calcext:value-type="float">
            <text:p>604</text:p>
          </table:covered-table-cell>
          <table:covered-table-cell table:style-name="ce5" office:value-type="float" office:value="604" calcext:value-type="float">
            <text:p>604</text:p>
          </table:covered-table-cell>
          <table:covered-table-cell table:style-name="ce7" office:value-type="float" office:value="604" calcext:value-type="float">
            <text:p>604</text:p>
          </table:covered-table-cell>
          <table:covered-table-cell table:style-name="ce9" office:value-type="float" office:value="604" calcext:value-type="float">
            <text:p>604</text:p>
          </table:covered-table-cell>
          <table:table-cell table:style-name="ce28" office:value-type="float" office:value="604" calcext:value-type="float" table:number-columns-spanned="1" table:number-rows-spanned="2">
            <text:p>604</text:p>
          </table:table-cell>
          <table:table-cell table:style-name="ce13" office:value-type="float" office:value="604" calcext:value-type="float">
            <text:p>60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12" calcext:value-type="float">
            <text:p>612</text:p>
          </table:covered-table-cell>
          <table:covered-table-cell table:style-name="ce5" office:value-type="float" office:value="612" calcext:value-type="float">
            <text:p>612</text:p>
          </table:covered-table-cell>
          <table:covered-table-cell table:style-name="ce7" office:value-type="float" office:value="612" calcext:value-type="float">
            <text:p>612</text:p>
          </table:covered-table-cell>
          <table:covered-table-cell table:style-name="ce9" office:value-type="float" office:value="612" calcext:value-type="float">
            <text:p>612</text:p>
          </table:covered-table-cell>
          <table:covered-table-cell table:style-name="ce11" office:value-type="float" office:value="612" calcext:value-type="float">
            <text:p>612</text:p>
          </table:covered-table-cell>
          <table:table-cell table:style-name="ce13" office:value-type="float" office:value="612" calcext:value-type="float">
            <text:p>61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20" calcext:value-type="float">
            <text:p>620</text:p>
          </table:covered-table-cell>
          <table:covered-table-cell table:style-name="ce5" office:value-type="float" office:value="620" calcext:value-type="float">
            <text:p>620</text:p>
          </table:covered-table-cell>
          <table:table-cell table:style-name="ce22" office:value-type="float" office:value="620" calcext:value-type="float" table:number-columns-spanned="1" table:number-rows-spanned="8">
            <text:p>620</text:p>
          </table:table-cell>
          <table:table-cell table:style-name="ce25" office:value-type="float" office:value="619" calcext:value-type="float" table:number-columns-spanned="1" table:number-rows-spanned="4">
            <text:p>619</text:p>
          </table:table-cell>
          <table:table-cell table:style-name="ce28" office:value-type="float" office:value="619" calcext:value-type="float" table:number-columns-spanned="1" table:number-rows-spanned="2">
            <text:p>619</text:p>
          </table:table-cell>
          <table:table-cell table:style-name="ce13" office:value-type="float" office:value="619" calcext:value-type="float">
            <text:p>61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26" calcext:value-type="float">
            <text:p>626</text:p>
          </table:covered-table-cell>
          <table:covered-table-cell table:style-name="ce5" office:value-type="float" office:value="626" calcext:value-type="float">
            <text:p>626</text:p>
          </table:covered-table-cell>
          <table:covered-table-cell table:style-name="ce7" office:value-type="float" office:value="626" calcext:value-type="float">
            <text:p>626</text:p>
          </table:covered-table-cell>
          <table:covered-table-cell table:style-name="ce9" office:value-type="float" office:value="626" calcext:value-type="float">
            <text:p>626</text:p>
          </table:covered-table-cell>
          <table:covered-table-cell table:style-name="ce11" office:value-type="float" office:value="626" calcext:value-type="float">
            <text:p>626</text:p>
          </table:covered-table-cell>
          <table:table-cell table:style-name="ce13" office:value-type="float" office:value="626" calcext:value-type="float">
            <text:p>62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34" calcext:value-type="float">
            <text:p>634</text:p>
          </table:covered-table-cell>
          <table:covered-table-cell table:style-name="ce5" office:value-type="float" office:value="634" calcext:value-type="float">
            <text:p>634</text:p>
          </table:covered-table-cell>
          <table:covered-table-cell table:style-name="ce7" office:value-type="float" office:value="634" calcext:value-type="float">
            <text:p>634</text:p>
          </table:covered-table-cell>
          <table:covered-table-cell table:style-name="ce9" office:value-type="float" office:value="634" calcext:value-type="float">
            <text:p>634</text:p>
          </table:covered-table-cell>
          <table:table-cell table:style-name="ce28" office:value-type="float" office:value="634" calcext:value-type="float" table:number-columns-spanned="1" table:number-rows-spanned="2">
            <text:p>634</text:p>
          </table:table-cell>
          <table:table-cell table:style-name="ce13" office:value-type="float" office:value="634" calcext:value-type="float">
            <text:p>634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42" calcext:value-type="float">
            <text:p>642</text:p>
          </table:covered-table-cell>
          <table:covered-table-cell table:style-name="ce5" office:value-type="float" office:value="642" calcext:value-type="float">
            <text:p>642</text:p>
          </table:covered-table-cell>
          <table:covered-table-cell table:style-name="ce7" office:value-type="float" office:value="642" calcext:value-type="float">
            <text:p>642</text:p>
          </table:covered-table-cell>
          <table:covered-table-cell table:style-name="ce9" office:value-type="float" office:value="642" calcext:value-type="float">
            <text:p>642</text:p>
          </table:covered-table-cell>
          <table:covered-table-cell table:style-name="ce11" office:value-type="float" office:value="642" calcext:value-type="float">
            <text:p>642</text:p>
          </table:covered-table-cell>
          <table:table-cell table:style-name="ce13" office:value-type="float" office:value="642" calcext:value-type="float">
            <text:p>64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49" calcext:value-type="float">
            <text:p>649</text:p>
          </table:covered-table-cell>
          <table:covered-table-cell table:style-name="ce5" office:value-type="float" office:value="649" calcext:value-type="float">
            <text:p>649</text:p>
          </table:covered-table-cell>
          <table:covered-table-cell table:style-name="ce7" office:value-type="float" office:value="649" calcext:value-type="float">
            <text:p>649</text:p>
          </table:covered-table-cell>
          <table:table-cell table:style-name="ce25" office:value-type="float" office:value="649" calcext:value-type="float" table:number-columns-spanned="1" table:number-rows-spanned="4">
            <text:p>649</text:p>
          </table:table-cell>
          <table:table-cell table:style-name="ce28" office:value-type="float" office:value="649" calcext:value-type="float" table:number-columns-spanned="1" table:number-rows-spanned="2">
            <text:p>649</text:p>
          </table:table-cell>
          <table:table-cell table:style-name="ce13" office:value-type="float" office:value="649" calcext:value-type="float">
            <text:p>64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57" calcext:value-type="float">
            <text:p>657</text:p>
          </table:covered-table-cell>
          <table:covered-table-cell table:style-name="ce5" office:value-type="float" office:value="657" calcext:value-type="float">
            <text:p>657</text:p>
          </table:covered-table-cell>
          <table:covered-table-cell table:style-name="ce7" office:value-type="float" office:value="657" calcext:value-type="float">
            <text:p>657</text:p>
          </table:covered-table-cell>
          <table:covered-table-cell table:style-name="ce9" office:value-type="float" office:value="657" calcext:value-type="float">
            <text:p>657</text:p>
          </table:covered-table-cell>
          <table:covered-table-cell table:style-name="ce11" office:value-type="float" office:value="657" calcext:value-type="float">
            <text:p>657</text:p>
          </table:covered-table-cell>
          <table:table-cell table:style-name="ce13" office:value-type="float" office:value="657" calcext:value-type="float">
            <text:p>65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65" calcext:value-type="float">
            <text:p>665</text:p>
          </table:covered-table-cell>
          <table:covered-table-cell table:style-name="ce5" office:value-type="float" office:value="665" calcext:value-type="float">
            <text:p>665</text:p>
          </table:covered-table-cell>
          <table:covered-table-cell table:style-name="ce7" office:value-type="float" office:value="665" calcext:value-type="float">
            <text:p>665</text:p>
          </table:covered-table-cell>
          <table:covered-table-cell table:style-name="ce9" office:value-type="float" office:value="665" calcext:value-type="float">
            <text:p>665</text:p>
          </table:covered-table-cell>
          <table:table-cell table:style-name="ce28" office:value-type="float" office:value="665" calcext:value-type="float" table:number-columns-spanned="1" table:number-rows-spanned="2">
            <text:p>665</text:p>
          </table:table-cell>
          <table:table-cell table:style-name="ce13" office:value-type="float" office:value="665" calcext:value-type="float">
            <text:p>66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73" calcext:value-type="float">
            <text:p>673</text:p>
          </table:covered-table-cell>
          <table:covered-table-cell table:style-name="ce5" office:value-type="float" office:value="673" calcext:value-type="float">
            <text:p>673</text:p>
          </table:covered-table-cell>
          <table:covered-table-cell table:style-name="ce7" office:value-type="float" office:value="673" calcext:value-type="float">
            <text:p>673</text:p>
          </table:covered-table-cell>
          <table:covered-table-cell table:style-name="ce9" office:value-type="float" office:value="673" calcext:value-type="float">
            <text:p>673</text:p>
          </table:covered-table-cell>
          <table:covered-table-cell table:style-name="ce11" office:value-type="float" office:value="673" calcext:value-type="float">
            <text:p>673</text:p>
          </table:covered-table-cell>
          <table:table-cell table:style-name="ce13" office:value-type="float" office:value="673" calcext:value-type="float">
            <text:p>673</text:p>
          </table:table-cell>
          <table:table-cell table:number-columns-repeated="16378"/>
        </table:table-row>
        <table:table-row table:style-name="ro1">
          <table:table-cell table:style-name="ce15" office:value-type="float" office:value="680" calcext:value-type="float" table:number-columns-spanned="1" table:number-rows-spanned="32">
            <text:p>680</text:p>
          </table:table-cell>
          <table:table-cell table:style-name="ce19" office:value-type="float" office:value="680" calcext:value-type="float" table:number-columns-spanned="1" table:number-rows-spanned="16">
            <text:p>680</text:p>
          </table:table-cell>
          <table:table-cell table:style-name="ce22" office:value-type="float" office:value="680" calcext:value-type="float" table:number-columns-spanned="1" table:number-rows-spanned="8">
            <text:p>680</text:p>
          </table:table-cell>
          <table:table-cell table:style-name="ce25" office:value-type="float" office:value="681" calcext:value-type="float" table:number-columns-spanned="1" table:number-rows-spanned="4">
            <text:p>681</text:p>
          </table:table-cell>
          <table:table-cell table:style-name="ce28" office:value-type="float" office:value="681" calcext:value-type="float" table:number-columns-spanned="1" table:number-rows-spanned="2">
            <text:p>681</text:p>
          </table:table-cell>
          <table:table-cell table:style-name="ce13" office:value-type="float" office:value="681" calcext:value-type="float">
            <text:p>68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90" calcext:value-type="float">
            <text:p>690</text:p>
          </table:covered-table-cell>
          <table:covered-table-cell table:style-name="ce5" office:value-type="float" office:value="690" calcext:value-type="float">
            <text:p>690</text:p>
          </table:covered-table-cell>
          <table:covered-table-cell table:style-name="ce7" office:value-type="float" office:value="690" calcext:value-type="float">
            <text:p>690</text:p>
          </table:covered-table-cell>
          <table:covered-table-cell table:style-name="ce9" office:value-type="float" office:value="690" calcext:value-type="float">
            <text:p>690</text:p>
          </table:covered-table-cell>
          <table:covered-table-cell table:style-name="ce11" office:value-type="float" office:value="690" calcext:value-type="float">
            <text:p>690</text:p>
          </table:covered-table-cell>
          <table:table-cell table:style-name="ce13" office:value-type="float" office:value="690" calcext:value-type="float">
            <text:p>69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698" calcext:value-type="float">
            <text:p>698</text:p>
          </table:covered-table-cell>
          <table:covered-table-cell table:style-name="ce5" office:value-type="float" office:value="698" calcext:value-type="float">
            <text:p>698</text:p>
          </table:covered-table-cell>
          <table:covered-table-cell table:style-name="ce7" office:value-type="float" office:value="698" calcext:value-type="float">
            <text:p>698</text:p>
          </table:covered-table-cell>
          <table:covered-table-cell table:style-name="ce9" office:value-type="float" office:value="698" calcext:value-type="float">
            <text:p>698</text:p>
          </table:covered-table-cell>
          <table:table-cell table:style-name="ce28" office:value-type="float" office:value="698" calcext:value-type="float" table:number-columns-spanned="1" table:number-rows-spanned="2">
            <text:p>698</text:p>
          </table:table-cell>
          <table:table-cell table:style-name="ce13" office:value-type="float" office:value="698" calcext:value-type="float">
            <text:p>69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06" calcext:value-type="float">
            <text:p>706</text:p>
          </table:covered-table-cell>
          <table:covered-table-cell table:style-name="ce5" office:value-type="float" office:value="706" calcext:value-type="float">
            <text:p>706</text:p>
          </table:covered-table-cell>
          <table:covered-table-cell table:style-name="ce7" office:value-type="float" office:value="706" calcext:value-type="float">
            <text:p>706</text:p>
          </table:covered-table-cell>
          <table:covered-table-cell table:style-name="ce9" office:value-type="float" office:value="706" calcext:value-type="float">
            <text:p>706</text:p>
          </table:covered-table-cell>
          <table:covered-table-cell table:style-name="ce11" office:value-type="float" office:value="706" calcext:value-type="float">
            <text:p>706</text:p>
          </table:covered-table-cell>
          <table:table-cell table:style-name="ce13" office:value-type="float" office:value="706" calcext:value-type="float">
            <text:p>70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15" calcext:value-type="float">
            <text:p>715</text:p>
          </table:covered-table-cell>
          <table:covered-table-cell table:style-name="ce5" office:value-type="float" office:value="715" calcext:value-type="float">
            <text:p>715</text:p>
          </table:covered-table-cell>
          <table:covered-table-cell table:style-name="ce7" office:value-type="float" office:value="715" calcext:value-type="float">
            <text:p>715</text:p>
          </table:covered-table-cell>
          <table:table-cell table:style-name="ce25" office:value-type="float" office:value="715" calcext:value-type="float" table:number-columns-spanned="1" table:number-rows-spanned="4">
            <text:p>715</text:p>
          </table:table-cell>
          <table:table-cell table:style-name="ce28" office:value-type="float" office:value="715" calcext:value-type="float" table:number-columns-spanned="1" table:number-rows-spanned="2">
            <text:p>715</text:p>
          </table:table-cell>
          <table:table-cell table:style-name="ce13" office:value-type="float" office:value="715" calcext:value-type="float">
            <text:p>71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23" calcext:value-type="float">
            <text:p>723</text:p>
          </table:covered-table-cell>
          <table:covered-table-cell table:style-name="ce5" office:value-type="float" office:value="723" calcext:value-type="float">
            <text:p>723</text:p>
          </table:covered-table-cell>
          <table:covered-table-cell table:style-name="ce7" office:value-type="float" office:value="723" calcext:value-type="float">
            <text:p>723</text:p>
          </table:covered-table-cell>
          <table:covered-table-cell table:style-name="ce9" office:value-type="float" office:value="723" calcext:value-type="float">
            <text:p>723</text:p>
          </table:covered-table-cell>
          <table:covered-table-cell table:style-name="ce11" office:value-type="float" office:value="723" calcext:value-type="float">
            <text:p>723</text:p>
          </table:covered-table-cell>
          <table:table-cell table:style-name="ce13" office:value-type="float" office:value="723" calcext:value-type="float">
            <text:p>72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32" calcext:value-type="float">
            <text:p>732</text:p>
          </table:covered-table-cell>
          <table:covered-table-cell table:style-name="ce5" office:value-type="float" office:value="732" calcext:value-type="float">
            <text:p>732</text:p>
          </table:covered-table-cell>
          <table:covered-table-cell table:style-name="ce7" office:value-type="float" office:value="732" calcext:value-type="float">
            <text:p>732</text:p>
          </table:covered-table-cell>
          <table:covered-table-cell table:style-name="ce9" office:value-type="float" office:value="732" calcext:value-type="float">
            <text:p>732</text:p>
          </table:covered-table-cell>
          <table:table-cell table:style-name="ce28" office:value-type="float" office:value="732" calcext:value-type="float" table:number-columns-spanned="1" table:number-rows-spanned="2">
            <text:p>732</text:p>
          </table:table-cell>
          <table:table-cell table:style-name="ce13" office:value-type="float" office:value="732" calcext:value-type="float">
            <text:p>73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41" calcext:value-type="float">
            <text:p>741</text:p>
          </table:covered-table-cell>
          <table:covered-table-cell table:style-name="ce5" office:value-type="float" office:value="741" calcext:value-type="float">
            <text:p>741</text:p>
          </table:covered-table-cell>
          <table:covered-table-cell table:style-name="ce7" office:value-type="float" office:value="741" calcext:value-type="float">
            <text:p>741</text:p>
          </table:covered-table-cell>
          <table:covered-table-cell table:style-name="ce9" office:value-type="float" office:value="741" calcext:value-type="float">
            <text:p>741</text:p>
          </table:covered-table-cell>
          <table:covered-table-cell table:style-name="ce11" office:value-type="float" office:value="741" calcext:value-type="float">
            <text:p>741</text:p>
          </table:covered-table-cell>
          <table:table-cell table:style-name="ce13" office:value-type="float" office:value="741" calcext:value-type="float">
            <text:p>74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50" calcext:value-type="float">
            <text:p>750</text:p>
          </table:covered-table-cell>
          <table:covered-table-cell table:style-name="ce5" office:value-type="float" office:value="750" calcext:value-type="float">
            <text:p>750</text:p>
          </table:covered-table-cell>
          <table:table-cell table:style-name="ce22" office:value-type="float" office:value="750" calcext:value-type="float" table:number-columns-spanned="1" table:number-rows-spanned="8">
            <text:p>750</text:p>
          </table:table-cell>
          <table:table-cell table:style-name="ce25" office:value-type="float" office:value="750" calcext:value-type="float" table:number-columns-spanned="1" table:number-rows-spanned="4">
            <text:p>750</text:p>
          </table:table-cell>
          <table:table-cell table:style-name="ce28" office:value-type="float" office:value="750" calcext:value-type="float" table:number-columns-spanned="1" table:number-rows-spanned="2">
            <text:p>750</text:p>
          </table:table-cell>
          <table:table-cell table:style-name="ce13" office:value-type="float" office:value="750" calcext:value-type="float">
            <text:p>75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59" calcext:value-type="float">
            <text:p>759</text:p>
          </table:covered-table-cell>
          <table:covered-table-cell table:style-name="ce5" office:value-type="float" office:value="759" calcext:value-type="float">
            <text:p>759</text:p>
          </table:covered-table-cell>
          <table:covered-table-cell table:style-name="ce7" office:value-type="float" office:value="759" calcext:value-type="float">
            <text:p>759</text:p>
          </table:covered-table-cell>
          <table:covered-table-cell table:style-name="ce9" office:value-type="float" office:value="759" calcext:value-type="float">
            <text:p>759</text:p>
          </table:covered-table-cell>
          <table:covered-table-cell table:style-name="ce11" office:value-type="float" office:value="759" calcext:value-type="float">
            <text:p>759</text:p>
          </table:covered-table-cell>
          <table:table-cell table:style-name="ce13" office:value-type="float" office:value="759" calcext:value-type="float">
            <text:p>75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68" calcext:value-type="float">
            <text:p>768</text:p>
          </table:covered-table-cell>
          <table:covered-table-cell table:style-name="ce5" office:value-type="float" office:value="768" calcext:value-type="float">
            <text:p>768</text:p>
          </table:covered-table-cell>
          <table:covered-table-cell table:style-name="ce7" office:value-type="float" office:value="768" calcext:value-type="float">
            <text:p>768</text:p>
          </table:covered-table-cell>
          <table:covered-table-cell table:style-name="ce9" office:value-type="float" office:value="768" calcext:value-type="float">
            <text:p>768</text:p>
          </table:covered-table-cell>
          <table:table-cell table:style-name="ce28" office:value-type="float" office:value="768" calcext:value-type="float" table:number-columns-spanned="1" table:number-rows-spanned="2">
            <text:p>768</text:p>
          </table:table-cell>
          <table:table-cell table:style-name="ce13" office:value-type="float" office:value="768" calcext:value-type="float">
            <text:p>76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77" calcext:value-type="float">
            <text:p>777</text:p>
          </table:covered-table-cell>
          <table:covered-table-cell table:style-name="ce5" office:value-type="float" office:value="777" calcext:value-type="float">
            <text:p>777</text:p>
          </table:covered-table-cell>
          <table:covered-table-cell table:style-name="ce7" office:value-type="float" office:value="777" calcext:value-type="float">
            <text:p>777</text:p>
          </table:covered-table-cell>
          <table:covered-table-cell table:style-name="ce9" office:value-type="float" office:value="777" calcext:value-type="float">
            <text:p>777</text:p>
          </table:covered-table-cell>
          <table:covered-table-cell table:style-name="ce11" office:value-type="float" office:value="777" calcext:value-type="float">
            <text:p>777</text:p>
          </table:covered-table-cell>
          <table:table-cell table:style-name="ce13" office:value-type="float" office:value="777" calcext:value-type="float">
            <text:p>77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87" calcext:value-type="float">
            <text:p>787</text:p>
          </table:covered-table-cell>
          <table:covered-table-cell table:style-name="ce5" office:value-type="float" office:value="787" calcext:value-type="float">
            <text:p>787</text:p>
          </table:covered-table-cell>
          <table:covered-table-cell table:style-name="ce7" office:value-type="float" office:value="787" calcext:value-type="float">
            <text:p>787</text:p>
          </table:covered-table-cell>
          <table:table-cell table:style-name="ce25" office:value-type="float" office:value="787" calcext:value-type="float" table:number-columns-spanned="1" table:number-rows-spanned="4">
            <text:p>787</text:p>
          </table:table-cell>
          <table:table-cell table:style-name="ce28" office:value-type="float" office:value="787" calcext:value-type="float" table:number-columns-spanned="1" table:number-rows-spanned="2">
            <text:p>787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796" calcext:value-type="float">
            <text:p>796</text:p>
          </table:covered-table-cell>
          <table:covered-table-cell table:style-name="ce5" office:value-type="float" office:value="796" calcext:value-type="float">
            <text:p>796</text:p>
          </table:covered-table-cell>
          <table:covered-table-cell table:style-name="ce7" office:value-type="float" office:value="796" calcext:value-type="float">
            <text:p>796</text:p>
          </table:covered-table-cell>
          <table:covered-table-cell table:style-name="ce9" office:value-type="float" office:value="796" calcext:value-type="float">
            <text:p>796</text:p>
          </table:covered-table-cell>
          <table:covered-table-cell table:style-name="ce11" office:value-type="float" office:value="796" calcext:value-type="float">
            <text:p>796</text:p>
          </table:covered-table-cell>
          <table:table-cell table:style-name="ce13" office:value-type="float" office:value="796" calcext:value-type="float">
            <text:p>79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06" calcext:value-type="float">
            <text:p>806</text:p>
          </table:covered-table-cell>
          <table:covered-table-cell table:style-name="ce5" office:value-type="float" office:value="806" calcext:value-type="float">
            <text:p>806</text:p>
          </table:covered-table-cell>
          <table:covered-table-cell table:style-name="ce7" office:value-type="float" office:value="806" calcext:value-type="float">
            <text:p>806</text:p>
          </table:covered-table-cell>
          <table:covered-table-cell table:style-name="ce9" office:value-type="float" office:value="806" calcext:value-type="float">
            <text:p>806</text:p>
          </table:covered-table-cell>
          <table:table-cell table:style-name="ce28" office:value-type="float" office:value="806" calcext:value-type="float" table:number-columns-spanned="1" table:number-rows-spanned="2">
            <text:p>806</text:p>
          </table:table-cell>
          <table:table-cell table:style-name="ce13" office:value-type="float" office:value="806" calcext:value-type="float">
            <text:p>80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16" calcext:value-type="float">
            <text:p>816</text:p>
          </table:covered-table-cell>
          <table:covered-table-cell table:style-name="ce5" office:value-type="float" office:value="816" calcext:value-type="float">
            <text:p>816</text:p>
          </table:covered-table-cell>
          <table:covered-table-cell table:style-name="ce7" office:value-type="float" office:value="816" calcext:value-type="float">
            <text:p>816</text:p>
          </table:covered-table-cell>
          <table:covered-table-cell table:style-name="ce9" office:value-type="float" office:value="816" calcext:value-type="float">
            <text:p>816</text:p>
          </table:covered-table-cell>
          <table:covered-table-cell table:style-name="ce11" office:value-type="float" office:value="816" calcext:value-type="float">
            <text:p>816</text:p>
          </table:covered-table-cell>
          <table:table-cell table:style-name="ce13" office:value-type="float" office:value="816" calcext:value-type="float">
            <text:p>81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20" calcext:value-type="float">
            <text:p>820</text:p>
          </table:covered-table-cell>
          <table:table-cell table:style-name="ce19" office:value-type="float" office:value="820" calcext:value-type="float" table:number-columns-spanned="1" table:number-rows-spanned="16">
            <text:p>820</text:p>
          </table:table-cell>
          <table:table-cell table:style-name="ce22" office:value-type="float" office:value="820" calcext:value-type="float" table:number-columns-spanned="1" table:number-rows-spanned="8">
            <text:p>820</text:p>
          </table:table-cell>
          <table:table-cell table:style-name="ce25" office:value-type="float" office:value="825" calcext:value-type="float" table:number-columns-spanned="1" table:number-rows-spanned="4">
            <text:p>825</text:p>
          </table:table-cell>
          <table:table-cell table:style-name="ce28" office:value-type="float" office:value="825" calcext:value-type="float" table:number-columns-spanned="1" table:number-rows-spanned="2">
            <text:p>825</text:p>
          </table:table-cell>
          <table:table-cell table:style-name="ce13" office:value-type="float" office:value="825" calcext:value-type="float">
            <text:p>82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35" calcext:value-type="float">
            <text:p>835</text:p>
          </table:covered-table-cell>
          <table:covered-table-cell table:style-name="ce5" office:value-type="float" office:value="835" calcext:value-type="float">
            <text:p>835</text:p>
          </table:covered-table-cell>
          <table:covered-table-cell table:style-name="ce7" office:value-type="float" office:value="835" calcext:value-type="float">
            <text:p>835</text:p>
          </table:covered-table-cell>
          <table:covered-table-cell table:style-name="ce9" office:value-type="float" office:value="835" calcext:value-type="float">
            <text:p>835</text:p>
          </table:covered-table-cell>
          <table:covered-table-cell table:style-name="ce11" office:value-type="float" office:value="835" calcext:value-type="float">
            <text:p>835</text:p>
          </table:covered-table-cell>
          <table:table-cell table:style-name="ce13" office:value-type="float" office:value="835" calcext:value-type="float">
            <text:p>83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45" calcext:value-type="float">
            <text:p>845</text:p>
          </table:covered-table-cell>
          <table:covered-table-cell table:style-name="ce5" office:value-type="float" office:value="845" calcext:value-type="float">
            <text:p>845</text:p>
          </table:covered-table-cell>
          <table:covered-table-cell table:style-name="ce7" office:value-type="float" office:value="845" calcext:value-type="float">
            <text:p>845</text:p>
          </table:covered-table-cell>
          <table:covered-table-cell table:style-name="ce9" office:value-type="float" office:value="845" calcext:value-type="float">
            <text:p>845</text:p>
          </table:covered-table-cell>
          <table:table-cell table:style-name="ce28" office:value-type="float" office:value="845" calcext:value-type="float" table:number-columns-spanned="1" table:number-rows-spanned="2">
            <text:p>845</text:p>
          </table:table-cell>
          <table:table-cell table:style-name="ce13" office:value-type="float" office:value="845" calcext:value-type="float">
            <text:p>84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56" calcext:value-type="float">
            <text:p>856</text:p>
          </table:covered-table-cell>
          <table:covered-table-cell table:style-name="ce5" office:value-type="float" office:value="856" calcext:value-type="float">
            <text:p>856</text:p>
          </table:covered-table-cell>
          <table:covered-table-cell table:style-name="ce7" office:value-type="float" office:value="856" calcext:value-type="float">
            <text:p>856</text:p>
          </table:covered-table-cell>
          <table:covered-table-cell table:style-name="ce9" office:value-type="float" office:value="856" calcext:value-type="float">
            <text:p>856</text:p>
          </table:covered-table-cell>
          <table:covered-table-cell table:style-name="ce11" office:value-type="float" office:value="856" calcext:value-type="float">
            <text:p>856</text:p>
          </table:covered-table-cell>
          <table:table-cell table:style-name="ce13" office:value-type="float" office:value="856" calcext:value-type="float">
            <text:p>85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66" calcext:value-type="float">
            <text:p>866</text:p>
          </table:covered-table-cell>
          <table:covered-table-cell table:style-name="ce5" office:value-type="float" office:value="866" calcext:value-type="float">
            <text:p>866</text:p>
          </table:covered-table-cell>
          <table:covered-table-cell table:style-name="ce7" office:value-type="float" office:value="866" calcext:value-type="float">
            <text:p>866</text:p>
          </table:covered-table-cell>
          <table:table-cell table:style-name="ce25" office:value-type="float" office:value="866" calcext:value-type="float" table:number-columns-spanned="1" table:number-rows-spanned="4">
            <text:p>866</text:p>
          </table:table-cell>
          <table:table-cell table:style-name="ce28" office:value-type="float" office:value="866" calcext:value-type="float" table:number-columns-spanned="1" table:number-rows-spanned="2">
            <text:p>866</text:p>
          </table:table-cell>
          <table:table-cell table:style-name="ce13" office:value-type="float" office:value="866" calcext:value-type="float">
            <text:p>86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76" calcext:value-type="float">
            <text:p>876</text:p>
          </table:covered-table-cell>
          <table:covered-table-cell table:style-name="ce5" office:value-type="float" office:value="876" calcext:value-type="float">
            <text:p>876</text:p>
          </table:covered-table-cell>
          <table:covered-table-cell table:style-name="ce7" office:value-type="float" office:value="876" calcext:value-type="float">
            <text:p>876</text:p>
          </table:covered-table-cell>
          <table:covered-table-cell table:style-name="ce9" office:value-type="float" office:value="876" calcext:value-type="float">
            <text:p>876</text:p>
          </table:covered-table-cell>
          <table:covered-table-cell table:style-name="ce11" office:value-type="float" office:value="876" calcext:value-type="float">
            <text:p>876</text:p>
          </table:covered-table-cell>
          <table:table-cell table:style-name="ce13" office:value-type="float" office:value="876" calcext:value-type="float">
            <text:p>87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87" calcext:value-type="float">
            <text:p>887</text:p>
          </table:covered-table-cell>
          <table:covered-table-cell table:style-name="ce5" office:value-type="float" office:value="887" calcext:value-type="float">
            <text:p>887</text:p>
          </table:covered-table-cell>
          <table:covered-table-cell table:style-name="ce7" office:value-type="float" office:value="887" calcext:value-type="float">
            <text:p>887</text:p>
          </table:covered-table-cell>
          <table:covered-table-cell table:style-name="ce9" office:value-type="float" office:value="887" calcext:value-type="float">
            <text:p>887</text:p>
          </table:covered-table-cell>
          <table:table-cell table:style-name="ce28" office:value-type="float" office:value="887" calcext:value-type="float" table:number-columns-spanned="1" table:number-rows-spanned="2">
            <text:p>887</text:p>
          </table:table-cell>
          <table:table-cell table:style-name="ce13" office:value-type="float" office:value="887" calcext:value-type="float">
            <text:p>887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898" calcext:value-type="float">
            <text:p>898</text:p>
          </table:covered-table-cell>
          <table:covered-table-cell table:style-name="ce5" office:value-type="float" office:value="898" calcext:value-type="float">
            <text:p>898</text:p>
          </table:covered-table-cell>
          <table:covered-table-cell table:style-name="ce7" office:value-type="float" office:value="898" calcext:value-type="float">
            <text:p>898</text:p>
          </table:covered-table-cell>
          <table:covered-table-cell table:style-name="ce9" office:value-type="float" office:value="898" calcext:value-type="float">
            <text:p>898</text:p>
          </table:covered-table-cell>
          <table:covered-table-cell table:style-name="ce11" office:value-type="float" office:value="898" calcext:value-type="float">
            <text:p>898</text:p>
          </table:covered-table-cell>
          <table:table-cell table:style-name="ce13" office:value-type="float" office:value="898" calcext:value-type="float">
            <text:p>898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10" calcext:value-type="float">
            <text:p>910</text:p>
          </table:covered-table-cell>
          <table:covered-table-cell table:style-name="ce5" office:value-type="float" office:value="910" calcext:value-type="float">
            <text:p>910</text:p>
          </table:covered-table-cell>
          <table:table-cell table:style-name="ce22" office:value-type="float" office:value="910" calcext:value-type="float" table:number-columns-spanned="1" table:number-rows-spanned="8">
            <text:p>910</text:p>
          </table:table-cell>
          <table:table-cell table:style-name="ce25" office:value-type="float" office:value="909" calcext:value-type="float" table:number-columns-spanned="1" table:number-rows-spanned="4">
            <text:p>909</text:p>
          </table:table-cell>
          <table:table-cell table:style-name="ce28" office:value-type="float" office:value="909" calcext:value-type="float" table:number-columns-spanned="1" table:number-rows-spanned="2">
            <text:p>909</text:p>
          </table:table-cell>
          <table:table-cell table:style-name="ce13" office:value-type="float" office:value="909" calcext:value-type="float">
            <text:p>909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20" calcext:value-type="float">
            <text:p>920</text:p>
          </table:covered-table-cell>
          <table:covered-table-cell table:style-name="ce5" office:value-type="float" office:value="920" calcext:value-type="float">
            <text:p>920</text:p>
          </table:covered-table-cell>
          <table:covered-table-cell table:style-name="ce7" office:value-type="float" office:value="920" calcext:value-type="float">
            <text:p>920</text:p>
          </table:covered-table-cell>
          <table:covered-table-cell table:style-name="ce9" office:value-type="float" office:value="920" calcext:value-type="float">
            <text:p>920</text:p>
          </table:covered-table-cell>
          <table:covered-table-cell table:style-name="ce11" office:value-type="float" office:value="920" calcext:value-type="float">
            <text:p>920</text:p>
          </table:covered-table-cell>
          <table:table-cell table:style-name="ce13" office:value-type="float" office:value="920" calcext:value-type="float">
            <text:p>920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31" calcext:value-type="float">
            <text:p>931</text:p>
          </table:covered-table-cell>
          <table:covered-table-cell table:style-name="ce5" office:value-type="float" office:value="931" calcext:value-type="float">
            <text:p>931</text:p>
          </table:covered-table-cell>
          <table:covered-table-cell table:style-name="ce7" office:value-type="float" office:value="931" calcext:value-type="float">
            <text:p>931</text:p>
          </table:covered-table-cell>
          <table:covered-table-cell table:style-name="ce9" office:value-type="float" office:value="931" calcext:value-type="float">
            <text:p>931</text:p>
          </table:covered-table-cell>
          <table:table-cell table:style-name="ce28" office:value-type="float" office:value="931" calcext:value-type="float" table:number-columns-spanned="1" table:number-rows-spanned="2">
            <text:p>931</text:p>
          </table:table-cell>
          <table:table-cell table:style-name="ce13" office:value-type="float" office:value="931" calcext:value-type="float">
            <text:p>931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42" calcext:value-type="float">
            <text:p>942</text:p>
          </table:covered-table-cell>
          <table:covered-table-cell table:style-name="ce5" office:value-type="float" office:value="942" calcext:value-type="float">
            <text:p>942</text:p>
          </table:covered-table-cell>
          <table:covered-table-cell table:style-name="ce7" office:value-type="float" office:value="942" calcext:value-type="float">
            <text:p>942</text:p>
          </table:covered-table-cell>
          <table:covered-table-cell table:style-name="ce9" office:value-type="float" office:value="942" calcext:value-type="float">
            <text:p>942</text:p>
          </table:covered-table-cell>
          <table:covered-table-cell table:style-name="ce11" office:value-type="float" office:value="942" calcext:value-type="float">
            <text:p>942</text:p>
          </table:covered-table-cell>
          <table:table-cell table:style-name="ce13" office:value-type="float" office:value="942" calcext:value-type="float">
            <text:p>942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53" calcext:value-type="float">
            <text:p>953</text:p>
          </table:covered-table-cell>
          <table:covered-table-cell table:style-name="ce5" office:value-type="float" office:value="953" calcext:value-type="float">
            <text:p>953</text:p>
          </table:covered-table-cell>
          <table:covered-table-cell table:style-name="ce7" office:value-type="float" office:value="953" calcext:value-type="float">
            <text:p>953</text:p>
          </table:covered-table-cell>
          <table:table-cell table:style-name="ce25" office:value-type="float" office:value="953" calcext:value-type="float" table:number-columns-spanned="1" table:number-rows-spanned="4">
            <text:p>953</text:p>
          </table:table-cell>
          <table:table-cell table:style-name="ce28" office:value-type="float" office:value="953" calcext:value-type="float" table:number-columns-spanned="1" table:number-rows-spanned="2">
            <text:p>953</text:p>
          </table:table-cell>
          <table:table-cell table:style-name="ce13" office:value-type="float" office:value="953" calcext:value-type="float">
            <text:p>953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65" calcext:value-type="float">
            <text:p>965</text:p>
          </table:covered-table-cell>
          <table:covered-table-cell table:style-name="ce5" office:value-type="float" office:value="965" calcext:value-type="float">
            <text:p>965</text:p>
          </table:covered-table-cell>
          <table:covered-table-cell table:style-name="ce7" office:value-type="float" office:value="965" calcext:value-type="float">
            <text:p>965</text:p>
          </table:covered-table-cell>
          <table:covered-table-cell table:style-name="ce9" office:value-type="float" office:value="965" calcext:value-type="float">
            <text:p>965</text:p>
          </table:covered-table-cell>
          <table:covered-table-cell table:style-name="ce11" office:value-type="float" office:value="965" calcext:value-type="float">
            <text:p>965</text:p>
          </table:covered-table-cell>
          <table:table-cell table:style-name="ce13" office:value-type="float" office:value="965" calcext:value-type="float">
            <text:p>965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76" calcext:value-type="float">
            <text:p>976</text:p>
          </table:covered-table-cell>
          <table:covered-table-cell table:style-name="ce5" office:value-type="float" office:value="976" calcext:value-type="float">
            <text:p>976</text:p>
          </table:covered-table-cell>
          <table:covered-table-cell table:style-name="ce7" office:value-type="float" office:value="976" calcext:value-type="float">
            <text:p>976</text:p>
          </table:covered-table-cell>
          <table:covered-table-cell table:style-name="ce9" office:value-type="float" office:value="976" calcext:value-type="float">
            <text:p>976</text:p>
          </table:covered-table-cell>
          <table:table-cell table:style-name="ce28" office:value-type="float" office:value="976" calcext:value-type="float" table:number-columns-spanned="1" table:number-rows-spanned="2">
            <text:p>976</text:p>
          </table:table-cell>
          <table:table-cell table:style-name="ce13" office:value-type="float" office:value="976" calcext:value-type="float">
            <text:p>976</text:p>
          </table:table-cell>
          <table:table-cell table:number-columns-repeated="16378"/>
        </table:table-row>
        <table:table-row table:style-name="ro1">
          <table:covered-table-cell table:style-name="ce2" office:value-type="float" office:value="988" calcext:value-type="float">
            <text:p>988</text:p>
          </table:covered-table-cell>
          <table:covered-table-cell table:style-name="ce5" office:value-type="float" office:value="988" calcext:value-type="float">
            <text:p>988</text:p>
          </table:covered-table-cell>
          <table:covered-table-cell table:style-name="ce7" office:value-type="float" office:value="988" calcext:value-type="float">
            <text:p>988</text:p>
          </table:covered-table-cell>
          <table:covered-table-cell table:style-name="ce9" office:value-type="float" office:value="988" calcext:value-type="float">
            <text:p>988</text:p>
          </table:covered-table-cell>
          <table:covered-table-cell table:style-name="ce11" office:value-type="float" office:value="988" calcext:value-type="float">
            <text:p>988</text:p>
          </table:covered-table-cell>
          <table:table-cell table:style-name="ce13" office:value-type="float" office:value="988" calcext:value-type="float">
            <text:p>988</text:p>
          </table:table-cell>
          <table:table-cell table:number-columns-repeated="16378"/>
        </table:table-row>
        <table:table-row table:style-name="ro2" table:number-rows-repeated="104838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仓耳与墨 W04" svg:font-family="'仓耳与墨 W04'" style:font-family-generic="roman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8:49:35.061000000</meta:creation-date>
    <dc:date>2022-09-10T19:19:14.491000000</dc:date>
    <meta:editing-duration>PT26M37S</meta:editing-duration>
    <meta:editing-cycles>8</meta:editing-cycles>
    <meta:generator>LibreOffice/7.4.0.3$Windows_X86_64 LibreOffice_project/f85e47c08ddd19c015c0114a68350214f7066f5a</meta:generator>
    <meta:document-statistic meta:table-count="1" meta:cell-count="1097" meta:object-count="0"/>
  </office:meta>
</office:document-meta>
</file>